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2.79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75.91pt"/>
    </style:style>
    <style:style style:name="co4" style:family="table-column">
      <style:table-column-properties fo:break-before="auto" style:column-width="86.7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ubmission_DenseNet201_do0.3_doc0.4_avg-epoch008-val_acc1.000000_D7_PB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oct_name</text:p>
          </table:table-cell>
          <table:table-cell office:value-type="string" calcext:value-type="string">
            <text:p>predicted_class</text:p>
          </table:table-cell>
          <table:table-cell office:value-type="string" calcext:value-type="string">
            <text:p>prob_healthy</text:p>
          </table:table-cell>
          <table:table-cell office:value-type="string" calcext:value-type="string">
            <text:p>prob_patholog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D7_PBS/OCT_Image_RE_Line-2017-09-13-11-56-21.png</text:p>
          </table:table-cell>
          <table:table-cell office:value-type="string" calcext:value-type="string">
            <text:p>pathological</text:p>
          </table:table-cell>
          <table:table-cell office:value-type="float" office:value="0.16331513" calcext:value-type="float">
            <text:p>0.16331513</text:p>
          </table:table-cell>
          <table:table-cell office:value-type="float" office:value="0.8366848" calcext:value-type="float">
            <text:p>0.8366848</text:p>
          </table:table-cell>
          <table:table-cell table:formula="of:=IF([.B2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1-58-10.png</text:p>
          </table:table-cell>
          <table:table-cell office:value-type="string" calcext:value-type="string">
            <text:p>pathological</text:p>
          </table:table-cell>
          <table:table-cell office:value-type="float" office:value="0.053887922" calcext:value-type="float">
            <text:p>0.053887922</text:p>
          </table:table-cell>
          <table:table-cell office:value-type="float" office:value="0.94611204" calcext:value-type="float">
            <text:p>0.94611204</text:p>
          </table:table-cell>
          <table:table-cell table:formula="of:=IF([.B3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4-28-55.png</text:p>
          </table:table-cell>
          <table:table-cell office:value-type="string" calcext:value-type="string">
            <text:p>pathological</text:p>
          </table:table-cell>
          <table:table-cell office:value-type="float" office:value="0.031318154" calcext:value-type="float">
            <text:p>0.031318154</text:p>
          </table:table-cell>
          <table:table-cell office:value-type="float" office:value="0.96868193" calcext:value-type="float">
            <text:p>0.96868193</text:p>
          </table:table-cell>
          <table:table-cell table:formula="of:=IF([.B4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41-21.png</text:p>
          </table:table-cell>
          <table:table-cell office:value-type="string" calcext:value-type="string">
            <text:p>healthy</text:p>
          </table:table-cell>
          <table:table-cell office:value-type="float" office:value="0.7632493" calcext:value-type="float">
            <text:p>0.7632493</text:p>
          </table:table-cell>
          <table:table-cell office:value-type="float" office:value="0.23675074" calcext:value-type="float">
            <text:p>0.23675074</text:p>
          </table:table-cell>
          <table:table-cell table:formula="of:=IF([.B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45-45.png</text:p>
          </table:table-cell>
          <table:table-cell office:value-type="string" calcext:value-type="string">
            <text:p>pathological</text:p>
          </table:table-cell>
          <table:table-cell office:value-type="float" office:value="0.0062186667" calcext:value-type="float">
            <text:p>0.0062186667</text:p>
          </table:table-cell>
          <table:table-cell office:value-type="float" office:value="0.9937814" calcext:value-type="float">
            <text:p>0.9937814</text:p>
          </table:table-cell>
          <table:table-cell table:formula="of:=IF([.B6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Line-2017-09-13-11-55-20.png</text:p>
          </table:table-cell>
          <table:table-cell office:value-type="string" calcext:value-type="string">
            <text:p>pathological</text:p>
          </table:table-cell>
          <table:table-cell office:value-type="float" office:value="0.07046943" calcext:value-type="float">
            <text:p>0.07046943</text:p>
          </table:table-cell>
          <table:table-cell office:value-type="float" office:value="0.92953056" calcext:value-type="float">
            <text:p>0.92953056</text:p>
          </table:table-cell>
          <table:table-cell table:formula="of:=IF([.B7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7-21-18.png</text:p>
          </table:table-cell>
          <table:table-cell office:value-type="string" calcext:value-type="string">
            <text:p>pathological</text:p>
          </table:table-cell>
          <table:table-cell office:value-type="float" office:value="0.00025795234" calcext:value-type="float">
            <text:p>0.0002579523</text:p>
          </table:table-cell>
          <table:table-cell office:value-type="float" office:value="0.9997421" calcext:value-type="float">
            <text:p>0.9997421</text:p>
          </table:table-cell>
          <table:table-cell table:formula="of:=IF([.B8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7-20-05.png</text:p>
          </table:table-cell>
          <table:table-cell office:value-type="string" calcext:value-type="string">
            <text:p>pathological</text:p>
          </table:table-cell>
          <table:table-cell office:value-type="float" office:value="0.0038877213" calcext:value-type="float">
            <text:p>0.0038877213</text:p>
          </table:table-cell>
          <table:table-cell office:value-type="float" office:value="0.9961123" calcext:value-type="float">
            <text:p>0.9961123</text:p>
          </table:table-cell>
          <table:table-cell table:formula="of:=IF([.B9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00-06.png</text:p>
          </table:table-cell>
          <table:table-cell office:value-type="string" calcext:value-type="string">
            <text:p>pathological</text:p>
          </table:table-cell>
          <table:table-cell office:value-type="float" office:value="0.00026337086" calcext:value-type="float">
            <text:p>0.0002633709</text:p>
          </table:table-cell>
          <table:table-cell office:value-type="float" office:value="0.9997366" calcext:value-type="float">
            <text:p>0.9997366</text:p>
          </table:table-cell>
          <table:table-cell table:formula="of:=IF([.B10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00-23.png</text:p>
          </table:table-cell>
          <table:table-cell office:value-type="string" calcext:value-type="string">
            <text:p>pathological</text:p>
          </table:table-cell>
          <table:table-cell office:value-type="float" office:value="0.0023249544" calcext:value-type="float">
            <text:p>0.0023249544</text:p>
          </table:table-cell>
          <table:table-cell office:value-type="float" office:value="0.997675" calcext:value-type="float">
            <text:p>0.997675</text:p>
          </table:table-cell>
          <table:table-cell table:formula="of:=IF([.B11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40-18.png</text:p>
          </table:table-cell>
          <table:table-cell office:value-type="string" calcext:value-type="string">
            <text:p>pathological</text:p>
          </table:table-cell>
          <table:table-cell office:value-type="float" office:value="0.00004813008" calcext:value-type="float">
            <text:p>4.813008E-05</text:p>
          </table:table-cell>
          <table:table-cell office:value-type="float" office:value="0.99995184" calcext:value-type="float">
            <text:p>0.99995184</text:p>
          </table:table-cell>
          <table:table-cell table:formula="of:=IF([.B12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5-22-38.png</text:p>
          </table:table-cell>
          <table:table-cell office:value-type="string" calcext:value-type="string">
            <text:p>pathological</text:p>
          </table:table-cell>
          <table:table-cell office:value-type="float" office:value="0.0006033453" calcext:value-type="float">
            <text:p>0.0006033453</text:p>
          </table:table-cell>
          <table:table-cell office:value-type="float" office:value="0.9993967" calcext:value-type="float">
            <text:p>0.9993967</text:p>
          </table:table-cell>
          <table:table-cell table:formula="of:=IF([.B13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41-19.png</text:p>
          </table:table-cell>
          <table:table-cell office:value-type="string" calcext:value-type="string">
            <text:p>pathological</text:p>
          </table:table-cell>
          <table:table-cell office:value-type="float" office:value="0.0039777183" calcext:value-type="float">
            <text:p>0.0039777183</text:p>
          </table:table-cell>
          <table:table-cell office:value-type="float" office:value="0.9960223" calcext:value-type="float">
            <text:p>0.9960223</text:p>
          </table:table-cell>
          <table:table-cell table:formula="of:=IF([.B14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7-22-09.png</text:p>
          </table:table-cell>
          <table:table-cell office:value-type="string" calcext:value-type="string">
            <text:p>pathological</text:p>
          </table:table-cell>
          <table:table-cell office:value-type="float" office:value="0.0000205538" calcext:value-type="float">
            <text:p>2.05538E-05</text:p>
          </table:table-cell>
          <table:table-cell office:value-type="float" office:value="0.9999795" calcext:value-type="float">
            <text:p>0.9999795</text:p>
          </table:table-cell>
          <table:table-cell table:formula="of:=IF([.B15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42-05.png</text:p>
          </table:table-cell>
          <table:table-cell office:value-type="string" calcext:value-type="string">
            <text:p>healthy</text:p>
          </table:table-cell>
          <table:table-cell office:value-type="float" office:value="0.8187606" calcext:value-type="float">
            <text:p>0.8187606</text:p>
          </table:table-cell>
          <table:table-cell office:value-type="float" office:value="0.18123944" calcext:value-type="float">
            <text:p>0.18123944</text:p>
          </table:table-cell>
          <table:table-cell table:formula="of:=IF([.B1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41-30.png</text:p>
          </table:table-cell>
          <table:table-cell office:value-type="string" calcext:value-type="string">
            <text:p>healthy</text:p>
          </table:table-cell>
          <table:table-cell office:value-type="float" office:value="0.9838321" calcext:value-type="float">
            <text:p>0.9838321</text:p>
          </table:table-cell>
          <table:table-cell office:value-type="float" office:value="0.01616793" calcext:value-type="float">
            <text:p>0.01616793</text:p>
          </table:table-cell>
          <table:table-cell table:formula="of:=IF([.B1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3-12-23.png</text:p>
          </table:table-cell>
          <table:table-cell office:value-type="string" calcext:value-type="string">
            <text:p>pathological</text:p>
          </table:table-cell>
          <table:table-cell office:value-type="float" office:value="0.00091345486" calcext:value-type="float">
            <text:p>0.0009134549</text:p>
          </table:table-cell>
          <table:table-cell office:value-type="float" office:value="0.9990865" calcext:value-type="float">
            <text:p>0.9990865</text:p>
          </table:table-cell>
          <table:table-cell table:formula="of:=IF([.B18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14-01.png</text:p>
          </table:table-cell>
          <table:table-cell office:value-type="string" calcext:value-type="string">
            <text:p>healthy</text:p>
          </table:table-cell>
          <table:table-cell office:value-type="float" office:value="0.97989494" calcext:value-type="float">
            <text:p>0.97989494</text:p>
          </table:table-cell>
          <table:table-cell office:value-type="float" office:value="0.020105053" calcext:value-type="float">
            <text:p>0.020105053</text:p>
          </table:table-cell>
          <table:table-cell table:formula="of:=IF([.B1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5-23-35.png</text:p>
          </table:table-cell>
          <table:table-cell office:value-type="string" calcext:value-type="string">
            <text:p>pathological</text:p>
          </table:table-cell>
          <table:table-cell office:value-type="float" office:value="0.018735234" calcext:value-type="float">
            <text:p>0.018735234</text:p>
          </table:table-cell>
          <table:table-cell office:value-type="float" office:value="0.98126477" calcext:value-type="float">
            <text:p>0.98126477</text:p>
          </table:table-cell>
          <table:table-cell table:formula="of:=IF([.B20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13-37.png</text:p>
          </table:table-cell>
          <table:table-cell office:value-type="string" calcext:value-type="string">
            <text:p>healthy</text:p>
          </table:table-cell>
          <table:table-cell office:value-type="float" office:value="0.9758817" calcext:value-type="float">
            <text:p>0.9758817</text:p>
          </table:table-cell>
          <table:table-cell office:value-type="float" office:value="0.024118291" calcext:value-type="float">
            <text:p>0.024118291</text:p>
          </table:table-cell>
          <table:table-cell table:formula="of:=IF([.B2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5-12-38.png</text:p>
          </table:table-cell>
          <table:table-cell office:value-type="string" calcext:value-type="string">
            <text:p>pathological</text:p>
          </table:table-cell>
          <table:table-cell office:value-type="float" office:value="0.0003171823" calcext:value-type="float">
            <text:p>0.0003171823</text:p>
          </table:table-cell>
          <table:table-cell office:value-type="float" office:value="0.9996828" calcext:value-type="float">
            <text:p>0.9996828</text:p>
          </table:table-cell>
          <table:table-cell table:formula="of:=IF([.B22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41-46.png</text:p>
          </table:table-cell>
          <table:table-cell office:value-type="string" calcext:value-type="string">
            <text:p>pathological</text:p>
          </table:table-cell>
          <table:table-cell office:value-type="float" office:value="0.00008969806" calcext:value-type="float">
            <text:p>8.969806E-05</text:p>
          </table:table-cell>
          <table:table-cell office:value-type="float" office:value="0.99991024" calcext:value-type="float">
            <text:p>0.99991024</text:p>
          </table:table-cell>
          <table:table-cell table:formula="of:=IF([.B23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5-10-15.png</text:p>
          </table:table-cell>
          <table:table-cell office:value-type="string" calcext:value-type="string">
            <text:p>pathological</text:p>
          </table:table-cell>
          <table:table-cell office:value-type="float" office:value="0.000004012281" calcext:value-type="float">
            <text:p>4.012281E-06</text:p>
          </table:table-cell>
          <table:table-cell office:value-type="float" office:value="0.99999595" calcext:value-type="float">
            <text:p>0.99999595</text:p>
          </table:table-cell>
          <table:table-cell table:formula="of:=IF([.B24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14-04.png</text:p>
          </table:table-cell>
          <table:table-cell office:value-type="string" calcext:value-type="string">
            <text:p>healthy</text:p>
          </table:table-cell>
          <table:table-cell office:value-type="float" office:value="0.99656004" calcext:value-type="float">
            <text:p>0.99656004</text:p>
          </table:table-cell>
          <table:table-cell office:value-type="float" office:value="0.0034399522" calcext:value-type="float">
            <text:p>0.0034399522</text:p>
          </table:table-cell>
          <table:table-cell table:formula="of:=IF([.B2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7-20-54.png</text:p>
          </table:table-cell>
          <table:table-cell office:value-type="string" calcext:value-type="string">
            <text:p>pathological</text:p>
          </table:table-cell>
          <table:table-cell office:value-type="float" office:value="0.00010182064" calcext:value-type="float">
            <text:p>0.0001018206</text:p>
          </table:table-cell>
          <table:table-cell office:value-type="float" office:value="0.9998982" calcext:value-type="float">
            <text:p>0.9998982</text:p>
          </table:table-cell>
          <table:table-cell table:formula="of:=IF([.B26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3-13-33.png</text:p>
          </table:table-cell>
          <table:table-cell office:value-type="string" calcext:value-type="string">
            <text:p>pathological</text:p>
          </table:table-cell>
          <table:table-cell office:value-type="float" office:value="0.0043720854" calcext:value-type="float">
            <text:p>0.0043720854</text:p>
          </table:table-cell>
          <table:table-cell office:value-type="float" office:value="0.9956279" calcext:value-type="float">
            <text:p>0.9956279</text:p>
          </table:table-cell>
          <table:table-cell table:formula="of:=IF([.B27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13-41.png</text:p>
          </table:table-cell>
          <table:table-cell office:value-type="string" calcext:value-type="string">
            <text:p>healthy</text:p>
          </table:table-cell>
          <table:table-cell office:value-type="float" office:value="0.9927108" calcext:value-type="float">
            <text:p>0.9927108</text:p>
          </table:table-cell>
          <table:table-cell office:value-type="float" office:value="0.007289188" calcext:value-type="float">
            <text:p>0.007289188</text:p>
          </table:table-cell>
          <table:table-cell table:formula="of:=IF([.B2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5-10-40.png</text:p>
          </table:table-cell>
          <table:table-cell office:value-type="string" calcext:value-type="string">
            <text:p>pathological</text:p>
          </table:table-cell>
          <table:table-cell office:value-type="float" office:value="0.00000089049286" calcext:value-type="float">
            <text:p>8.9049286E-07</text:p>
          </table:table-cell>
          <table:table-cell office:value-type="float" office:value="0.99999917" calcext:value-type="float">
            <text:p>0.99999917</text:p>
          </table:table-cell>
          <table:table-cell table:formula="of:=IF([.B29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14-21.png</text:p>
          </table:table-cell>
          <table:table-cell office:value-type="string" calcext:value-type="string">
            <text:p>healthy</text:p>
          </table:table-cell>
          <table:table-cell office:value-type="float" office:value="0.99474204" calcext:value-type="float">
            <text:p>0.99474204</text:p>
          </table:table-cell>
          <table:table-cell office:value-type="float" office:value="0.0052579483" calcext:value-type="float">
            <text:p>0.0052579483</text:p>
          </table:table-cell>
          <table:table-cell table:formula="of:=IF([.B3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7-20-28.png</text:p>
          </table:table-cell>
          <table:table-cell office:value-type="string" calcext:value-type="string">
            <text:p>pathological</text:p>
          </table:table-cell>
          <table:table-cell office:value-type="float" office:value="0.0066974843" calcext:value-type="float">
            <text:p>0.0066974843</text:p>
          </table:table-cell>
          <table:table-cell office:value-type="float" office:value="0.9933026" calcext:value-type="float">
            <text:p>0.9933026</text:p>
          </table:table-cell>
          <table:table-cell table:formula="of:=IF([.B31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14-12.png</text:p>
          </table:table-cell>
          <table:table-cell office:value-type="string" calcext:value-type="string">
            <text:p>pathological</text:p>
          </table:table-cell>
          <table:table-cell office:value-type="float" office:value="0.021229917" calcext:value-type="float">
            <text:p>0.021229917</text:p>
          </table:table-cell>
          <table:table-cell office:value-type="float" office:value="0.97877014" calcext:value-type="float">
            <text:p>0.97877014</text:p>
          </table:table-cell>
          <table:table-cell table:formula="of:=IF([.B32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7-20-16.png</text:p>
          </table:table-cell>
          <table:table-cell office:value-type="string" calcext:value-type="string">
            <text:p>pathological</text:p>
          </table:table-cell>
          <table:table-cell office:value-type="float" office:value="0.001120927" calcext:value-type="float">
            <text:p>0.001120927</text:p>
          </table:table-cell>
          <table:table-cell office:value-type="float" office:value="0.998879" calcext:value-type="float">
            <text:p>0.998879</text:p>
          </table:table-cell>
          <table:table-cell table:formula="of:=IF([.B33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1-58-14.png</text:p>
          </table:table-cell>
          <table:table-cell office:value-type="string" calcext:value-type="string">
            <text:p>pathological</text:p>
          </table:table-cell>
          <table:table-cell office:value-type="float" office:value="0.058003005" calcext:value-type="float">
            <text:p>0.058003005</text:p>
          </table:table-cell>
          <table:table-cell office:value-type="float" office:value="0.94199705" calcext:value-type="float">
            <text:p>0.94199705</text:p>
          </table:table-cell>
          <table:table-cell table:formula="of:=IF([.B34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4-26-17.png</text:p>
          </table:table-cell>
          <table:table-cell office:value-type="string" calcext:value-type="string">
            <text:p>pathological</text:p>
          </table:table-cell>
          <table:table-cell office:value-type="float" office:value="0.013429512" calcext:value-type="float">
            <text:p>0.013429512</text:p>
          </table:table-cell>
          <table:table-cell office:value-type="float" office:value="0.98657054" calcext:value-type="float">
            <text:p>0.98657054</text:p>
          </table:table-cell>
          <table:table-cell table:formula="of:=IF([.B35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4-26-09.png</text:p>
          </table:table-cell>
          <table:table-cell office:value-type="string" calcext:value-type="string">
            <text:p>pathological</text:p>
          </table:table-cell>
          <table:table-cell office:value-type="float" office:value="0.00037715942" calcext:value-type="float">
            <text:p>0.0003771594</text:p>
          </table:table-cell>
          <table:table-cell office:value-type="float" office:value="0.9996228" calcext:value-type="float">
            <text:p>0.9996228</text:p>
          </table:table-cell>
          <table:table-cell table:formula="of:=IF([.B36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5-11-08.png</text:p>
          </table:table-cell>
          <table:table-cell office:value-type="string" calcext:value-type="string">
            <text:p>pathological</text:p>
          </table:table-cell>
          <table:table-cell office:value-type="float" office:value="0.0000005417151" calcext:value-type="float">
            <text:p>5.417151E-07</text:p>
          </table:table-cell>
          <table:table-cell office:value-type="float" office:value="0.9999994" calcext:value-type="float">
            <text:p>0.9999994</text:p>
          </table:table-cell>
          <table:table-cell table:formula="of:=IF([.B37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8-13-14.png</text:p>
          </table:table-cell>
          <table:table-cell office:value-type="string" calcext:value-type="string">
            <text:p>healthy</text:p>
          </table:table-cell>
          <table:table-cell office:value-type="float" office:value="0.998323" calcext:value-type="float">
            <text:p>0.998323</text:p>
          </table:table-cell>
          <table:table-cell office:value-type="float" office:value="0.0016769054" calcext:value-type="float">
            <text:p>0.0016769054</text:p>
          </table:table-cell>
          <table:table-cell table:formula="of:=IF([.B3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5-10-46.png</text:p>
          </table:table-cell>
          <table:table-cell office:value-type="string" calcext:value-type="string">
            <text:p>pathological</text:p>
          </table:table-cell>
          <table:table-cell office:value-type="float" office:value="0.0000017031108" calcext:value-type="float">
            <text:p>1.7031108E-06</text:p>
          </table:table-cell>
          <table:table-cell office:value-type="float" office:value="0.99999833" calcext:value-type="float">
            <text:p>0.99999833</text:p>
          </table:table-cell>
          <table:table-cell table:formula="of:=IF([.B39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1-52-59.png</text:p>
          </table:table-cell>
          <table:table-cell office:value-type="string" calcext:value-type="string">
            <text:p>pathological</text:p>
          </table:table-cell>
          <table:table-cell office:value-type="float" office:value="0.18900299" calcext:value-type="float">
            <text:p>0.18900299</text:p>
          </table:table-cell>
          <table:table-cell office:value-type="float" office:value="0.81099695" calcext:value-type="float">
            <text:p>0.81099695</text:p>
          </table:table-cell>
          <table:table-cell table:formula="of:=IF([.B40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1-53-04.png</text:p>
          </table:table-cell>
          <table:table-cell office:value-type="string" calcext:value-type="string">
            <text:p>pathological</text:p>
          </table:table-cell>
          <table:table-cell office:value-type="float" office:value="0.00079406693" calcext:value-type="float">
            <text:p>0.0007940669</text:p>
          </table:table-cell>
          <table:table-cell office:value-type="float" office:value="0.999206" calcext:value-type="float">
            <text:p>0.999206</text:p>
          </table:table-cell>
          <table:table-cell table:formula="of:=IF([.B41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42-04.png</text:p>
          </table:table-cell>
          <table:table-cell office:value-type="string" calcext:value-type="string">
            <text:p>pathological</text:p>
          </table:table-cell>
          <table:table-cell office:value-type="float" office:value="0.003794942" calcext:value-type="float">
            <text:p>0.003794942</text:p>
          </table:table-cell>
          <table:table-cell office:value-type="float" office:value="0.99620503" calcext:value-type="float">
            <text:p>0.99620503</text:p>
          </table:table-cell>
          <table:table-cell table:formula="of:=IF([.B42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8-13-56.png</text:p>
          </table:table-cell>
          <table:table-cell office:value-type="string" calcext:value-type="string">
            <text:p>healthy</text:p>
          </table:table-cell>
          <table:table-cell office:value-type="float" office:value="0.99916804" calcext:value-type="float">
            <text:p>0.99916804</text:p>
          </table:table-cell>
          <table:table-cell office:value-type="float" office:value="0.00083198387" calcext:value-type="float">
            <text:p>0.0008319839</text:p>
          </table:table-cell>
          <table:table-cell table:formula="of:=IF([.B4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3-12-35.png</text:p>
          </table:table-cell>
          <table:table-cell office:value-type="string" calcext:value-type="string">
            <text:p>pathological</text:p>
          </table:table-cell>
          <table:table-cell office:value-type="float" office:value="0.0005607543" calcext:value-type="float">
            <text:p>0.0005607543</text:p>
          </table:table-cell>
          <table:table-cell office:value-type="float" office:value="0.9994392" calcext:value-type="float">
            <text:p>0.9994392</text:p>
          </table:table-cell>
          <table:table-cell table:formula="of:=IF([.B44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4-26-35.png</text:p>
          </table:table-cell>
          <table:table-cell office:value-type="string" calcext:value-type="string">
            <text:p>pathological</text:p>
          </table:table-cell>
          <table:table-cell office:value-type="float" office:value="0.0005353722" calcext:value-type="float">
            <text:p>0.0005353722</text:p>
          </table:table-cell>
          <table:table-cell office:value-type="float" office:value="0.9994647" calcext:value-type="float">
            <text:p>0.9994647</text:p>
          </table:table-cell>
          <table:table-cell table:formula="of:=IF([.B45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7-21-02.png</text:p>
          </table:table-cell>
          <table:table-cell office:value-type="string" calcext:value-type="string">
            <text:p>pathological</text:p>
          </table:table-cell>
          <table:table-cell office:value-type="float" office:value="0.00097078923" calcext:value-type="float">
            <text:p>0.0009707892</text:p>
          </table:table-cell>
          <table:table-cell office:value-type="float" office:value="0.9990293" calcext:value-type="float">
            <text:p>0.9990293</text:p>
          </table:table-cell>
          <table:table-cell table:formula="of:=IF([.B46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42-14.png</text:p>
          </table:table-cell>
          <table:table-cell office:value-type="string" calcext:value-type="string">
            <text:p>pathological</text:p>
          </table:table-cell>
          <table:table-cell office:value-type="float" office:value="0.000018958259" calcext:value-type="float">
            <text:p>1.8958259E-05</text:p>
          </table:table-cell>
          <table:table-cell office:value-type="float" office:value="0.99998105" calcext:value-type="float">
            <text:p>0.99998105</text:p>
          </table:table-cell>
          <table:table-cell table:formula="of:=IF([.B47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42-18.png</text:p>
          </table:table-cell>
          <table:table-cell office:value-type="string" calcext:value-type="string">
            <text:p>healthy</text:p>
          </table:table-cell>
          <table:table-cell office:value-type="float" office:value="0.9972046" calcext:value-type="float">
            <text:p>0.9972046</text:p>
          </table:table-cell>
          <table:table-cell office:value-type="float" office:value="0.00279536" calcext:value-type="float">
            <text:p>0.00279536</text:p>
          </table:table-cell>
          <table:table-cell table:formula="of:=IF([.B4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00-18.png</text:p>
          </table:table-cell>
          <table:table-cell office:value-type="string" calcext:value-type="string">
            <text:p>pathological</text:p>
          </table:table-cell>
          <table:table-cell office:value-type="float" office:value="0.0035179968" calcext:value-type="float">
            <text:p>0.0035179968</text:p>
          </table:table-cell>
          <table:table-cell office:value-type="float" office:value="0.996482" calcext:value-type="float">
            <text:p>0.996482</text:p>
          </table:table-cell>
          <table:table-cell table:formula="of:=IF([.B49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5-20-06.png</text:p>
          </table:table-cell>
          <table:table-cell office:value-type="string" calcext:value-type="string">
            <text:p>pathological</text:p>
          </table:table-cell>
          <table:table-cell office:value-type="float" office:value="0.07975818" calcext:value-type="float">
            <text:p>0.07975818</text:p>
          </table:table-cell>
          <table:table-cell office:value-type="float" office:value="0.92024183" calcext:value-type="float">
            <text:p>0.92024183</text:p>
          </table:table-cell>
          <table:table-cell table:formula="of:=IF([.B50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3-12-50.png</text:p>
          </table:table-cell>
          <table:table-cell office:value-type="string" calcext:value-type="string">
            <text:p>pathological</text:p>
          </table:table-cell>
          <table:table-cell office:value-type="float" office:value="0.023997873" calcext:value-type="float">
            <text:p>0.023997873</text:p>
          </table:table-cell>
          <table:table-cell office:value-type="float" office:value="0.97600216" calcext:value-type="float">
            <text:p>0.97600216</text:p>
          </table:table-cell>
          <table:table-cell table:formula="of:=IF([.B51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13-33.png</text:p>
          </table:table-cell>
          <table:table-cell office:value-type="string" calcext:value-type="string">
            <text:p>healthy</text:p>
          </table:table-cell>
          <table:table-cell office:value-type="float" office:value="0.9926254" calcext:value-type="float">
            <text:p>0.9926254</text:p>
          </table:table-cell>
          <table:table-cell office:value-type="float" office:value="0.007374631" calcext:value-type="float">
            <text:p>0.007374631</text:p>
          </table:table-cell>
          <table:table-cell table:formula="of:=IF([.B5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5-17-47.png</text:p>
          </table:table-cell>
          <table:table-cell office:value-type="string" calcext:value-type="string">
            <text:p>pathological</text:p>
          </table:table-cell>
          <table:table-cell office:value-type="float" office:value="0.0049039954" calcext:value-type="float">
            <text:p>0.0049039954</text:p>
          </table:table-cell>
          <table:table-cell office:value-type="float" office:value="0.995096" calcext:value-type="float">
            <text:p>0.995096</text:p>
          </table:table-cell>
          <table:table-cell table:formula="of:=IF([.B53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1-59-54.png</text:p>
          </table:table-cell>
          <table:table-cell office:value-type="string" calcext:value-type="string">
            <text:p>pathological</text:p>
          </table:table-cell>
          <table:table-cell office:value-type="float" office:value="0.0012921914" calcext:value-type="float">
            <text:p>0.0012921914</text:p>
          </table:table-cell>
          <table:table-cell office:value-type="float" office:value="0.9987078" calcext:value-type="float">
            <text:p>0.9987078</text:p>
          </table:table-cell>
          <table:table-cell table:formula="of:=IF([.B54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Line-2017-09-13-11-55-50.png</text:p>
          </table:table-cell>
          <table:table-cell office:value-type="string" calcext:value-type="string">
            <text:p>pathological</text:p>
          </table:table-cell>
          <table:table-cell office:value-type="float" office:value="0.04559968" calcext:value-type="float">
            <text:p>0.04559968</text:p>
          </table:table-cell>
          <table:table-cell office:value-type="float" office:value="0.9544003" calcext:value-type="float">
            <text:p>0.9544003</text:p>
          </table:table-cell>
          <table:table-cell table:formula="of:=IF([.B55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41-08.png</text:p>
          </table:table-cell>
          <table:table-cell office:value-type="string" calcext:value-type="string">
            <text:p>pathological</text:p>
          </table:table-cell>
          <table:table-cell office:value-type="float" office:value="0.0042336276" calcext:value-type="float">
            <text:p>0.0042336276</text:p>
          </table:table-cell>
          <table:table-cell office:value-type="float" office:value="0.9957664" calcext:value-type="float">
            <text:p>0.9957664</text:p>
          </table:table-cell>
          <table:table-cell table:formula="of:=IF([.B56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4-26-22.png</text:p>
          </table:table-cell>
          <table:table-cell office:value-type="string" calcext:value-type="string">
            <text:p>pathological</text:p>
          </table:table-cell>
          <table:table-cell office:value-type="float" office:value="0.018477686" calcext:value-type="float">
            <text:p>0.018477686</text:p>
          </table:table-cell>
          <table:table-cell office:value-type="float" office:value="0.9815223" calcext:value-type="float">
            <text:p>0.9815223</text:p>
          </table:table-cell>
          <table:table-cell table:formula="of:=IF([.B57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5-11-19.png</text:p>
          </table:table-cell>
          <table:table-cell office:value-type="string" calcext:value-type="string">
            <text:p>pathological</text:p>
          </table:table-cell>
          <table:table-cell office:value-type="float" office:value="0.0004344524" calcext:value-type="float">
            <text:p>0.0004344524</text:p>
          </table:table-cell>
          <table:table-cell office:value-type="float" office:value="0.99956554" calcext:value-type="float">
            <text:p>0.99956554</text:p>
          </table:table-cell>
          <table:table-cell table:formula="of:=IF([.B58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40-48.png</text:p>
          </table:table-cell>
          <table:table-cell office:value-type="string" calcext:value-type="string">
            <text:p>pathological</text:p>
          </table:table-cell>
          <table:table-cell office:value-type="float" office:value="0.0067095207" calcext:value-type="float">
            <text:p>0.0067095207</text:p>
          </table:table-cell>
          <table:table-cell office:value-type="float" office:value="0.9932904" calcext:value-type="float">
            <text:p>0.9932904</text:p>
          </table:table-cell>
          <table:table-cell table:formula="of:=IF([.B59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7-21-22.png</text:p>
          </table:table-cell>
          <table:table-cell office:value-type="string" calcext:value-type="string">
            <text:p>pathological</text:p>
          </table:table-cell>
          <table:table-cell office:value-type="float" office:value="0.00003010189" calcext:value-type="float">
            <text:p>3.010189E-05</text:p>
          </table:table-cell>
          <table:table-cell office:value-type="float" office:value="0.99996984" calcext:value-type="float">
            <text:p>0.99996984</text:p>
          </table:table-cell>
          <table:table-cell table:formula="of:=IF([.B60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8-14-50.png</text:p>
          </table:table-cell>
          <table:table-cell office:value-type="string" calcext:value-type="string">
            <text:p>healthy</text:p>
          </table:table-cell>
          <table:table-cell office:value-type="float" office:value="0.9992028" calcext:value-type="float">
            <text:p>0.9992028</text:p>
          </table:table-cell>
          <table:table-cell office:value-type="float" office:value="0.00079725136" calcext:value-type="float">
            <text:p>0.0007972514</text:p>
          </table:table-cell>
          <table:table-cell table:formula="of:=IF([.B6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8-14-35.png</text:p>
          </table:table-cell>
          <table:table-cell office:value-type="string" calcext:value-type="string">
            <text:p>healthy</text:p>
          </table:table-cell>
          <table:table-cell office:value-type="float" office:value="0.9949963" calcext:value-type="float">
            <text:p>0.9949963</text:p>
          </table:table-cell>
          <table:table-cell office:value-type="float" office:value="0.005003623" calcext:value-type="float">
            <text:p>0.005003623</text:p>
          </table:table-cell>
          <table:table-cell table:formula="of:=IF([.B6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7-20-24.png</text:p>
          </table:table-cell>
          <table:table-cell office:value-type="string" calcext:value-type="string">
            <text:p>pathological</text:p>
          </table:table-cell>
          <table:table-cell office:value-type="float" office:value="0.00021518298" calcext:value-type="float">
            <text:p>0.000215183</text:p>
          </table:table-cell>
          <table:table-cell office:value-type="float" office:value="0.9997849" calcext:value-type="float">
            <text:p>0.9997849</text:p>
          </table:table-cell>
          <table:table-cell table:formula="of:=IF([.B63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5-20-57.png</text:p>
          </table:table-cell>
          <table:table-cell office:value-type="string" calcext:value-type="string">
            <text:p>pathological</text:p>
          </table:table-cell>
          <table:table-cell office:value-type="float" office:value="0.021727467" calcext:value-type="float">
            <text:p>0.021727467</text:p>
          </table:table-cell>
          <table:table-cell office:value-type="float" office:value="0.97827256" calcext:value-type="float">
            <text:p>0.97827256</text:p>
          </table:table-cell>
          <table:table-cell table:formula="of:=IF([.B64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14-51.png</text:p>
          </table:table-cell>
          <table:table-cell office:value-type="string" calcext:value-type="string">
            <text:p>healthy</text:p>
          </table:table-cell>
          <table:table-cell office:value-type="float" office:value="0.9801978" calcext:value-type="float">
            <text:p>0.9801978</text:p>
          </table:table-cell>
          <table:table-cell office:value-type="float" office:value="0.0198022" calcext:value-type="float">
            <text:p>0.0198022</text:p>
          </table:table-cell>
          <table:table-cell table:formula="of:=IF([.B6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7-20-35.png</text:p>
          </table:table-cell>
          <table:table-cell office:value-type="string" calcext:value-type="string">
            <text:p>pathological</text:p>
          </table:table-cell>
          <table:table-cell office:value-type="float" office:value="0.00029881502" calcext:value-type="float">
            <text:p>0.000298815</text:p>
          </table:table-cell>
          <table:table-cell office:value-type="float" office:value="0.9997012" calcext:value-type="float">
            <text:p>0.9997012</text:p>
          </table:table-cell>
          <table:table-cell table:formula="of:=IF([.B66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7-23-07.png</text:p>
          </table:table-cell>
          <table:table-cell office:value-type="string" calcext:value-type="string">
            <text:p>pathological</text:p>
          </table:table-cell>
          <table:table-cell office:value-type="float" office:value="0.00016442094" calcext:value-type="float">
            <text:p>0.0001644209</text:p>
          </table:table-cell>
          <table:table-cell office:value-type="float" office:value="0.9998356" calcext:value-type="float">
            <text:p>0.9998356</text:p>
          </table:table-cell>
          <table:table-cell table:formula="of:=IF([.B67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3-14-16.png</text:p>
          </table:table-cell>
          <table:table-cell office:value-type="string" calcext:value-type="string">
            <text:p>pathological</text:p>
          </table:table-cell>
          <table:table-cell office:value-type="float" office:value="0.020669324" calcext:value-type="float">
            <text:p>0.020669324</text:p>
          </table:table-cell>
          <table:table-cell office:value-type="float" office:value="0.9793307" calcext:value-type="float">
            <text:p>0.9793307</text:p>
          </table:table-cell>
          <table:table-cell table:formula="of:=IF([.B68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4-27-44.png</text:p>
          </table:table-cell>
          <table:table-cell office:value-type="string" calcext:value-type="string">
            <text:p>pathological</text:p>
          </table:table-cell>
          <table:table-cell office:value-type="float" office:value="0.015780376" calcext:value-type="float">
            <text:p>0.015780376</text:p>
          </table:table-cell>
          <table:table-cell office:value-type="float" office:value="0.9842196" calcext:value-type="float">
            <text:p>0.9842196</text:p>
          </table:table-cell>
          <table:table-cell table:formula="of:=IF([.B69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Line-2017-09-13-11-55-07.png</text:p>
          </table:table-cell>
          <table:table-cell office:value-type="string" calcext:value-type="string">
            <text:p>pathological</text:p>
          </table:table-cell>
          <table:table-cell office:value-type="float" office:value="0.27386007" calcext:value-type="float">
            <text:p>0.27386007</text:p>
          </table:table-cell>
          <table:table-cell office:value-type="float" office:value="0.7261399" calcext:value-type="float">
            <text:p>0.7261399</text:p>
          </table:table-cell>
          <table:table-cell table:formula="of:=IF([.B70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1-52-36.png</text:p>
          </table:table-cell>
          <table:table-cell office:value-type="string" calcext:value-type="string">
            <text:p>pathological</text:p>
          </table:table-cell>
          <table:table-cell office:value-type="float" office:value="0.0007013542" calcext:value-type="float">
            <text:p>0.0007013542</text:p>
          </table:table-cell>
          <table:table-cell office:value-type="float" office:value="0.9992986" calcext:value-type="float">
            <text:p>0.9992986</text:p>
          </table:table-cell>
          <table:table-cell table:formula="of:=IF([.B71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5-22-05.png</text:p>
          </table:table-cell>
          <table:table-cell office:value-type="string" calcext:value-type="string">
            <text:p>pathological</text:p>
          </table:table-cell>
          <table:table-cell office:value-type="float" office:value="0.013960508" calcext:value-type="float">
            <text:p>0.013960508</text:p>
          </table:table-cell>
          <table:table-cell office:value-type="float" office:value="0.9860395" calcext:value-type="float">
            <text:p>0.9860395</text:p>
          </table:table-cell>
          <table:table-cell table:formula="of:=IF([.B72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5-21-40.png</text:p>
          </table:table-cell>
          <table:table-cell office:value-type="string" calcext:value-type="string">
            <text:p>pathological</text:p>
          </table:table-cell>
          <table:table-cell office:value-type="float" office:value="0.17737322" calcext:value-type="float">
            <text:p>0.17737322</text:p>
          </table:table-cell>
          <table:table-cell office:value-type="float" office:value="0.82262677" calcext:value-type="float">
            <text:p>0.82262677</text:p>
          </table:table-cell>
          <table:table-cell table:formula="of:=IF([.B73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12-07.png</text:p>
          </table:table-cell>
          <table:table-cell office:value-type="string" calcext:value-type="string">
            <text:p>healthy</text:p>
          </table:table-cell>
          <table:table-cell office:value-type="float" office:value="0.95585006" calcext:value-type="float">
            <text:p>0.95585006</text:p>
          </table:table-cell>
          <table:table-cell office:value-type="float" office:value="0.044149894" calcext:value-type="float">
            <text:p>0.044149894</text:p>
          </table:table-cell>
          <table:table-cell table:formula="of:=IF([.B7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7-23-14.png</text:p>
          </table:table-cell>
          <table:table-cell office:value-type="string" calcext:value-type="string">
            <text:p>pathological</text:p>
          </table:table-cell>
          <table:table-cell office:value-type="float" office:value="0.00007117005" calcext:value-type="float">
            <text:p>7.117005E-05</text:p>
          </table:table-cell>
          <table:table-cell office:value-type="float" office:value="0.99992883" calcext:value-type="float">
            <text:p>0.99992883</text:p>
          </table:table-cell>
          <table:table-cell table:formula="of:=IF([.B75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42-48.png</text:p>
          </table:table-cell>
          <table:table-cell office:value-type="string" calcext:value-type="string">
            <text:p>healthy</text:p>
          </table:table-cell>
          <table:table-cell office:value-type="float" office:value="0.99156886" calcext:value-type="float">
            <text:p>0.99156886</text:p>
          </table:table-cell>
          <table:table-cell office:value-type="float" office:value="0.008431152" calcext:value-type="float">
            <text:p>0.008431152</text:p>
          </table:table-cell>
          <table:table-cell table:formula="of:=IF([.B7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4-26-27.png</text:p>
          </table:table-cell>
          <table:table-cell office:value-type="string" calcext:value-type="string">
            <text:p>pathological</text:p>
          </table:table-cell>
          <table:table-cell office:value-type="float" office:value="0.07745671" calcext:value-type="float">
            <text:p>0.07745671</text:p>
          </table:table-cell>
          <table:table-cell office:value-type="float" office:value="0.92254335" calcext:value-type="float">
            <text:p>0.92254335</text:p>
          </table:table-cell>
          <table:table-cell table:formula="of:=IF([.B77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45-27.png</text:p>
          </table:table-cell>
          <table:table-cell office:value-type="string" calcext:value-type="string">
            <text:p>pathological</text:p>
          </table:table-cell>
          <table:table-cell office:value-type="float" office:value="0.02479282" calcext:value-type="float">
            <text:p>0.02479282</text:p>
          </table:table-cell>
          <table:table-cell office:value-type="float" office:value="0.97520715" calcext:value-type="float">
            <text:p>0.97520715</text:p>
          </table:table-cell>
          <table:table-cell table:formula="of:=IF([.B78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1-58-23.png</text:p>
          </table:table-cell>
          <table:table-cell office:value-type="string" calcext:value-type="string">
            <text:p>pathological</text:p>
          </table:table-cell>
          <table:table-cell office:value-type="float" office:value="0.00160348" calcext:value-type="float">
            <text:p>0.00160348</text:p>
          </table:table-cell>
          <table:table-cell office:value-type="float" office:value="0.99839646" calcext:value-type="float">
            <text:p>0.99839646</text:p>
          </table:table-cell>
          <table:table-cell table:formula="of:=IF([.B79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4-28-06.png</text:p>
          </table:table-cell>
          <table:table-cell office:value-type="string" calcext:value-type="string">
            <text:p>pathological</text:p>
          </table:table-cell>
          <table:table-cell office:value-type="float" office:value="0.0003592659" calcext:value-type="float">
            <text:p>0.0003592659</text:p>
          </table:table-cell>
          <table:table-cell office:value-type="float" office:value="0.9996407" calcext:value-type="float">
            <text:p>0.9996407</text:p>
          </table:table-cell>
          <table:table-cell table:formula="of:=IF([.B80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Line-2017-09-13-11-54-58.png</text:p>
          </table:table-cell>
          <table:table-cell office:value-type="string" calcext:value-type="string">
            <text:p>pathological</text:p>
          </table:table-cell>
          <table:table-cell office:value-type="float" office:value="0.00012490443" calcext:value-type="float">
            <text:p>0.0001249044</text:p>
          </table:table-cell>
          <table:table-cell office:value-type="float" office:value="0.99987507" calcext:value-type="float">
            <text:p>0.99987507</text:p>
          </table:table-cell>
          <table:table-cell table:formula="of:=IF([.B81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8-12-23.png</text:p>
          </table:table-cell>
          <table:table-cell office:value-type="string" calcext:value-type="string">
            <text:p>healthy</text:p>
          </table:table-cell>
          <table:table-cell office:value-type="float" office:value="0.95739293" calcext:value-type="float">
            <text:p>0.95739293</text:p>
          </table:table-cell>
          <table:table-cell office:value-type="float" office:value="0.042607013" calcext:value-type="float">
            <text:p>0.042607013</text:p>
          </table:table-cell>
          <table:table-cell table:formula="of:=IF([.B8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5-21-49.png</text:p>
          </table:table-cell>
          <table:table-cell office:value-type="string" calcext:value-type="string">
            <text:p>pathological</text:p>
          </table:table-cell>
          <table:table-cell office:value-type="float" office:value="0.003581184" calcext:value-type="float">
            <text:p>0.003581184</text:p>
          </table:table-cell>
          <table:table-cell office:value-type="float" office:value="0.99641883" calcext:value-type="float">
            <text:p>0.99641883</text:p>
          </table:table-cell>
          <table:table-cell table:formula="of:=IF([.B83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3-13-14.png</text:p>
          </table:table-cell>
          <table:table-cell office:value-type="string" calcext:value-type="string">
            <text:p>pathological</text:p>
          </table:table-cell>
          <table:table-cell office:value-type="float" office:value="0.0006118198" calcext:value-type="float">
            <text:p>0.0006118198</text:p>
          </table:table-cell>
          <table:table-cell office:value-type="float" office:value="0.9993882" calcext:value-type="float">
            <text:p>0.9993882</text:p>
          </table:table-cell>
          <table:table-cell table:formula="of:=IF([.B84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3-13-27.png</text:p>
          </table:table-cell>
          <table:table-cell office:value-type="string" calcext:value-type="string">
            <text:p>pathological</text:p>
          </table:table-cell>
          <table:table-cell office:value-type="float" office:value="0.018924693" calcext:value-type="float">
            <text:p>0.018924693</text:p>
          </table:table-cell>
          <table:table-cell office:value-type="float" office:value="0.98107535" calcext:value-type="float">
            <text:p>0.98107535</text:p>
          </table:table-cell>
          <table:table-cell table:formula="of:=IF([.B85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41-15.png</text:p>
          </table:table-cell>
          <table:table-cell office:value-type="string" calcext:value-type="string">
            <text:p>pathological</text:p>
          </table:table-cell>
          <table:table-cell office:value-type="float" office:value="0.0017101568" calcext:value-type="float">
            <text:p>0.0017101568</text:p>
          </table:table-cell>
          <table:table-cell office:value-type="float" office:value="0.9982899" calcext:value-type="float">
            <text:p>0.9982899</text:p>
          </table:table-cell>
          <table:table-cell table:formula="of:=IF([.B86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1-53-09.png</text:p>
          </table:table-cell>
          <table:table-cell office:value-type="string" calcext:value-type="string">
            <text:p>pathological</text:p>
          </table:table-cell>
          <table:table-cell office:value-type="float" office:value="0.0538588" calcext:value-type="float">
            <text:p>0.0538588</text:p>
          </table:table-cell>
          <table:table-cell office:value-type="float" office:value="0.9461412" calcext:value-type="float">
            <text:p>0.9461412</text:p>
          </table:table-cell>
          <table:table-cell table:formula="of:=IF([.B87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7-23-55.png</text:p>
          </table:table-cell>
          <table:table-cell office:value-type="string" calcext:value-type="string">
            <text:p>pathological</text:p>
          </table:table-cell>
          <table:table-cell office:value-type="float" office:value="0.00035628607" calcext:value-type="float">
            <text:p>0.0003562861</text:p>
          </table:table-cell>
          <table:table-cell office:value-type="float" office:value="0.9996437" calcext:value-type="float">
            <text:p>0.9996437</text:p>
          </table:table-cell>
          <table:table-cell table:formula="of:=IF([.B88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4-26-31.png</text:p>
          </table:table-cell>
          <table:table-cell office:value-type="string" calcext:value-type="string">
            <text:p>pathological</text:p>
          </table:table-cell>
          <table:table-cell office:value-type="float" office:value="0.008389125" calcext:value-type="float">
            <text:p>0.008389125</text:p>
          </table:table-cell>
          <table:table-cell office:value-type="float" office:value="0.99161094" calcext:value-type="float">
            <text:p>0.99161094</text:p>
          </table:table-cell>
          <table:table-cell table:formula="of:=IF([.B89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11-58.png</text:p>
          </table:table-cell>
          <table:table-cell office:value-type="string" calcext:value-type="string">
            <text:p>healthy</text:p>
          </table:table-cell>
          <table:table-cell office:value-type="float" office:value="0.99872965" calcext:value-type="float">
            <text:p>0.99872965</text:p>
          </table:table-cell>
          <table:table-cell office:value-type="float" office:value="0.0012703101" calcext:value-type="float">
            <text:p>0.0012703101</text:p>
          </table:table-cell>
          <table:table-cell table:formula="of:=IF([.B9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1-54-49.png</text:p>
          </table:table-cell>
          <table:table-cell office:value-type="string" calcext:value-type="string">
            <text:p>pathological</text:p>
          </table:table-cell>
          <table:table-cell office:value-type="float" office:value="0.0235369" calcext:value-type="float">
            <text:p>0.0235369</text:p>
          </table:table-cell>
          <table:table-cell office:value-type="float" office:value="0.9764631" calcext:value-type="float">
            <text:p>0.9764631</text:p>
          </table:table-cell>
          <table:table-cell table:formula="of:=IF([.B91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5-20-48.png</text:p>
          </table:table-cell>
          <table:table-cell office:value-type="string" calcext:value-type="string">
            <text:p>pathological</text:p>
          </table:table-cell>
          <table:table-cell office:value-type="float" office:value="0.078295365" calcext:value-type="float">
            <text:p>0.078295365</text:p>
          </table:table-cell>
          <table:table-cell office:value-type="float" office:value="0.92170465" calcext:value-type="float">
            <text:p>0.92170465</text:p>
          </table:table-cell>
          <table:table-cell table:formula="of:=IF([.B92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42-58.png</text:p>
          </table:table-cell>
          <table:table-cell office:value-type="string" calcext:value-type="string">
            <text:p>pathological</text:p>
          </table:table-cell>
          <table:table-cell office:value-type="float" office:value="0.0006298303" calcext:value-type="float">
            <text:p>0.0006298303</text:p>
          </table:table-cell>
          <table:table-cell office:value-type="float" office:value="0.99937016" calcext:value-type="float">
            <text:p>0.99937016</text:p>
          </table:table-cell>
          <table:table-cell table:formula="of:=IF([.B93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41-13.png</text:p>
          </table:table-cell>
          <table:table-cell office:value-type="string" calcext:value-type="string">
            <text:p>healthy</text:p>
          </table:table-cell>
          <table:table-cell office:value-type="float" office:value="0.993796" calcext:value-type="float">
            <text:p>0.993796</text:p>
          </table:table-cell>
          <table:table-cell office:value-type="float" office:value="0.006204005" calcext:value-type="float">
            <text:p>0.006204005</text:p>
          </table:table-cell>
          <table:table-cell table:formula="of:=IF([.B9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5-18-26.png</text:p>
          </table:table-cell>
          <table:table-cell office:value-type="string" calcext:value-type="string">
            <text:p>pathological</text:p>
          </table:table-cell>
          <table:table-cell office:value-type="float" office:value="0.02768198" calcext:value-type="float">
            <text:p>0.02768198</text:p>
          </table:table-cell>
          <table:table-cell office:value-type="float" office:value="0.97231805" calcext:value-type="float">
            <text:p>0.97231805</text:p>
          </table:table-cell>
          <table:table-cell table:formula="of:=IF([.B95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00-28.png</text:p>
          </table:table-cell>
          <table:table-cell office:value-type="string" calcext:value-type="string">
            <text:p>pathological</text:p>
          </table:table-cell>
          <table:table-cell office:value-type="float" office:value="0.0005950465" calcext:value-type="float">
            <text:p>0.0005950465</text:p>
          </table:table-cell>
          <table:table-cell office:value-type="float" office:value="0.9994049" calcext:value-type="float">
            <text:p>0.9994049</text:p>
          </table:table-cell>
          <table:table-cell table:formula="of:=IF([.B96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3-12-47.png</text:p>
          </table:table-cell>
          <table:table-cell office:value-type="string" calcext:value-type="string">
            <text:p>pathological</text:p>
          </table:table-cell>
          <table:table-cell office:value-type="float" office:value="0.00008500617" calcext:value-type="float">
            <text:p>8.500617E-05</text:p>
          </table:table-cell>
          <table:table-cell office:value-type="float" office:value="0.999915" calcext:value-type="float">
            <text:p>0.999915</text:p>
          </table:table-cell>
          <table:table-cell table:formula="of:=IF([.B97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3-13-08.png</text:p>
          </table:table-cell>
          <table:table-cell office:value-type="string" calcext:value-type="string">
            <text:p>pathological</text:p>
          </table:table-cell>
          <table:table-cell office:value-type="float" office:value="0.00044463988" calcext:value-type="float">
            <text:p>0.0004446399</text:p>
          </table:table-cell>
          <table:table-cell office:value-type="float" office:value="0.9995553" calcext:value-type="float">
            <text:p>0.9995553</text:p>
          </table:table-cell>
          <table:table-cell table:formula="of:=IF([.B98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4-28-19.png</text:p>
          </table:table-cell>
          <table:table-cell office:value-type="string" calcext:value-type="string">
            <text:p>pathological</text:p>
          </table:table-cell>
          <table:table-cell office:value-type="float" office:value="0.00091201556" calcext:value-type="float">
            <text:p>0.0009120156</text:p>
          </table:table-cell>
          <table:table-cell office:value-type="float" office:value="0.9990879" calcext:value-type="float">
            <text:p>0.9990879</text:p>
          </table:table-cell>
          <table:table-cell table:formula="of:=IF([.B99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15-10.png</text:p>
          </table:table-cell>
          <table:table-cell office:value-type="string" calcext:value-type="string">
            <text:p>healthy</text:p>
          </table:table-cell>
          <table:table-cell office:value-type="float" office:value="0.99677086" calcext:value-type="float">
            <text:p>0.99677086</text:p>
          </table:table-cell>
          <table:table-cell office:value-type="float" office:value="0.0032292032" calcext:value-type="float">
            <text:p>0.0032292032</text:p>
          </table:table-cell>
          <table:table-cell table:formula="of:=IF([.B10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41-54.png</text:p>
          </table:table-cell>
          <table:table-cell office:value-type="string" calcext:value-type="string">
            <text:p>pathological</text:p>
          </table:table-cell>
          <table:table-cell office:value-type="float" office:value="0.0038926788" calcext:value-type="float">
            <text:p>0.0038926788</text:p>
          </table:table-cell>
          <table:table-cell office:value-type="float" office:value="0.9961073" calcext:value-type="float">
            <text:p>0.9961073</text:p>
          </table:table-cell>
          <table:table-cell table:formula="of:=IF([.B101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3-14-59.png</text:p>
          </table:table-cell>
          <table:table-cell office:value-type="string" calcext:value-type="string">
            <text:p>pathological</text:p>
          </table:table-cell>
          <table:table-cell office:value-type="float" office:value="0.00011264829" calcext:value-type="float">
            <text:p>0.0001126483</text:p>
          </table:table-cell>
          <table:table-cell office:value-type="float" office:value="0.99988735" calcext:value-type="float">
            <text:p>0.99988735</text:p>
          </table:table-cell>
          <table:table-cell table:formula="of:=IF([.B102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Line-2017-09-13-11-56-38.png</text:p>
          </table:table-cell>
          <table:table-cell office:value-type="string" calcext:value-type="string">
            <text:p>pathological</text:p>
          </table:table-cell>
          <table:table-cell office:value-type="float" office:value="0.17730424" calcext:value-type="float">
            <text:p>0.17730424</text:p>
          </table:table-cell>
          <table:table-cell office:value-type="float" office:value="0.8226958" calcext:value-type="float">
            <text:p>0.8226958</text:p>
          </table:table-cell>
          <table:table-cell table:formula="of:=IF([.B103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7-21-06.png</text:p>
          </table:table-cell>
          <table:table-cell office:value-type="string" calcext:value-type="string">
            <text:p>pathological</text:p>
          </table:table-cell>
          <table:table-cell office:value-type="float" office:value="0.00037412823" calcext:value-type="float">
            <text:p>0.0003741282</text:p>
          </table:table-cell>
          <table:table-cell office:value-type="float" office:value="0.9996258" calcext:value-type="float">
            <text:p>0.9996258</text:p>
          </table:table-cell>
          <table:table-cell table:formula="of:=IF([.B104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3-13-20.png</text:p>
          </table:table-cell>
          <table:table-cell office:value-type="string" calcext:value-type="string">
            <text:p>pathological</text:p>
          </table:table-cell>
          <table:table-cell office:value-type="float" office:value="0.00065091444" calcext:value-type="float">
            <text:p>0.0006509144</text:p>
          </table:table-cell>
          <table:table-cell office:value-type="float" office:value="0.99934906" calcext:value-type="float">
            <text:p>0.99934906</text:p>
          </table:table-cell>
          <table:table-cell table:formula="of:=IF([.B105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4-27-40.png</text:p>
          </table:table-cell>
          <table:table-cell office:value-type="string" calcext:value-type="string">
            <text:p>pathological</text:p>
          </table:table-cell>
          <table:table-cell office:value-type="float" office:value="0.17619888" calcext:value-type="float">
            <text:p>0.17619888</text:p>
          </table:table-cell>
          <table:table-cell office:value-type="float" office:value="0.82380116" calcext:value-type="float">
            <text:p>0.82380116</text:p>
          </table:table-cell>
          <table:table-cell table:formula="of:=IF([.B106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1-54-41.png</text:p>
          </table:table-cell>
          <table:table-cell office:value-type="string" calcext:value-type="string">
            <text:p>pathological</text:p>
          </table:table-cell>
          <table:table-cell office:value-type="float" office:value="0.087194026" calcext:value-type="float">
            <text:p>0.087194026</text:p>
          </table:table-cell>
          <table:table-cell office:value-type="float" office:value="0.9128059" calcext:value-type="float">
            <text:p>0.9128059</text:p>
          </table:table-cell>
          <table:table-cell table:formula="of:=IF([.B107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42-32.png</text:p>
          </table:table-cell>
          <table:table-cell office:value-type="string" calcext:value-type="string">
            <text:p>healthy</text:p>
          </table:table-cell>
          <table:table-cell office:value-type="float" office:value="0.6503882" calcext:value-type="float">
            <text:p>0.6503882</text:p>
          </table:table-cell>
          <table:table-cell office:value-type="float" office:value="0.34961182" calcext:value-type="float">
            <text:p>0.34961182</text:p>
          </table:table-cell>
          <table:table-cell table:formula="of:=IF([.B10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43-06.png</text:p>
          </table:table-cell>
          <table:table-cell office:value-type="string" calcext:value-type="string">
            <text:p>pathological</text:p>
          </table:table-cell>
          <table:table-cell office:value-type="float" office:value="0.052057892" calcext:value-type="float">
            <text:p>0.052057892</text:p>
          </table:table-cell>
          <table:table-cell office:value-type="float" office:value="0.94794214" calcext:value-type="float">
            <text:p>0.94794214</text:p>
          </table:table-cell>
          <table:table-cell table:formula="of:=IF([.B109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3-12-15.png</text:p>
          </table:table-cell>
          <table:table-cell office:value-type="string" calcext:value-type="string">
            <text:p>pathological</text:p>
          </table:table-cell>
          <table:table-cell office:value-type="float" office:value="0.0061308215" calcext:value-type="float">
            <text:p>0.0061308215</text:p>
          </table:table-cell>
          <table:table-cell office:value-type="float" office:value="0.9938692" calcext:value-type="float">
            <text:p>0.9938692</text:p>
          </table:table-cell>
          <table:table-cell table:formula="of:=IF([.B110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5-10-33.png</text:p>
          </table:table-cell>
          <table:table-cell office:value-type="string" calcext:value-type="string">
            <text:p>pathological</text:p>
          </table:table-cell>
          <table:table-cell office:value-type="float" office:value="0.000025394158" calcext:value-type="float">
            <text:p>2.5394158E-05</text:p>
          </table:table-cell>
          <table:table-cell office:value-type="float" office:value="0.9999746" calcext:value-type="float">
            <text:p>0.9999746</text:p>
          </table:table-cell>
          <table:table-cell table:formula="of:=IF([.B111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Line-2017-09-13-11-55-37.png</text:p>
          </table:table-cell>
          <table:table-cell office:value-type="string" calcext:value-type="string">
            <text:p>pathological</text:p>
          </table:table-cell>
          <table:table-cell office:value-type="float" office:value="0.00003641934" calcext:value-type="float">
            <text:p>3.641934E-05</text:p>
          </table:table-cell>
          <table:table-cell office:value-type="float" office:value="0.9999635" calcext:value-type="float">
            <text:p>0.9999635</text:p>
          </table:table-cell>
          <table:table-cell table:formula="of:=IF([.B112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3-14-54.png</text:p>
          </table:table-cell>
          <table:table-cell office:value-type="string" calcext:value-type="string">
            <text:p>pathological</text:p>
          </table:table-cell>
          <table:table-cell office:value-type="float" office:value="0.022221787" calcext:value-type="float">
            <text:p>0.022221787</text:p>
          </table:table-cell>
          <table:table-cell office:value-type="float" office:value="0.97777826" calcext:value-type="float">
            <text:p>0.97777826</text:p>
          </table:table-cell>
          <table:table-cell table:formula="of:=IF([.B113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8-15-17.png</text:p>
          </table:table-cell>
          <table:table-cell office:value-type="string" calcext:value-type="string">
            <text:p>healthy</text:p>
          </table:table-cell>
          <table:table-cell office:value-type="float" office:value="0.99691653" calcext:value-type="float">
            <text:p>0.99691653</text:p>
          </table:table-cell>
          <table:table-cell office:value-type="float" office:value="0.0030835033" calcext:value-type="float">
            <text:p>0.0030835033</text:p>
          </table:table-cell>
          <table:table-cell table:formula="of:=IF([.B11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45-23.png</text:p>
          </table:table-cell>
          <table:table-cell office:value-type="string" calcext:value-type="string">
            <text:p>pathological</text:p>
          </table:table-cell>
          <table:table-cell office:value-type="float" office:value="0.029810227" calcext:value-type="float">
            <text:p>0.029810227</text:p>
          </table:table-cell>
          <table:table-cell office:value-type="float" office:value="0.97018975" calcext:value-type="float">
            <text:p>0.97018975</text:p>
          </table:table-cell>
          <table:table-cell table:formula="of:=IF([.B115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3-13-00.png</text:p>
          </table:table-cell>
          <table:table-cell office:value-type="string" calcext:value-type="string">
            <text:p>pathological</text:p>
          </table:table-cell>
          <table:table-cell office:value-type="float" office:value="0.00033944397" calcext:value-type="float">
            <text:p>0.000339444</text:p>
          </table:table-cell>
          <table:table-cell office:value-type="float" office:value="0.9996606" calcext:value-type="float">
            <text:p>0.9996606</text:p>
          </table:table-cell>
          <table:table-cell table:formula="of:=IF([.B116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3-14-45.png</text:p>
          </table:table-cell>
          <table:table-cell office:value-type="string" calcext:value-type="string">
            <text:p>pathological</text:p>
          </table:table-cell>
          <table:table-cell office:value-type="float" office:value="0.24082206" calcext:value-type="float">
            <text:p>0.24082206</text:p>
          </table:table-cell>
          <table:table-cell office:value-type="float" office:value="0.7591779" calcext:value-type="float">
            <text:p>0.7591779</text:p>
          </table:table-cell>
          <table:table-cell table:formula="of:=IF([.B117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5-12-00.png</text:p>
          </table:table-cell>
          <table:table-cell office:value-type="string" calcext:value-type="string">
            <text:p>pathological</text:p>
          </table:table-cell>
          <table:table-cell office:value-type="float" office:value="0.0000032108073" calcext:value-type="float">
            <text:p>3.2108073E-06</text:p>
          </table:table-cell>
          <table:table-cell office:value-type="float" office:value="0.9999968" calcext:value-type="float">
            <text:p>0.9999968</text:p>
          </table:table-cell>
          <table:table-cell table:formula="of:=IF([.B118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3-14-35.png</text:p>
          </table:table-cell>
          <table:table-cell office:value-type="string" calcext:value-type="string">
            <text:p>pathological</text:p>
          </table:table-cell>
          <table:table-cell office:value-type="float" office:value="0.002634964" calcext:value-type="float">
            <text:p>0.002634964</text:p>
          </table:table-cell>
          <table:table-cell office:value-type="float" office:value="0.99736506" calcext:value-type="float">
            <text:p>0.99736506</text:p>
          </table:table-cell>
          <table:table-cell table:formula="of:=IF([.B119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5-25-17.png</text:p>
          </table:table-cell>
          <table:table-cell office:value-type="string" calcext:value-type="string">
            <text:p>pathological</text:p>
          </table:table-cell>
          <table:table-cell office:value-type="float" office:value="0.0007609892" calcext:value-type="float">
            <text:p>0.0007609892</text:p>
          </table:table-cell>
          <table:table-cell office:value-type="float" office:value="0.99923897" calcext:value-type="float">
            <text:p>0.99923897</text:p>
          </table:table-cell>
          <table:table-cell table:formula="of:=IF([.B120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5-22-44.png</text:p>
          </table:table-cell>
          <table:table-cell office:value-type="string" calcext:value-type="string">
            <text:p>pathological</text:p>
          </table:table-cell>
          <table:table-cell office:value-type="float" office:value="0.0025371476" calcext:value-type="float">
            <text:p>0.0025371476</text:p>
          </table:table-cell>
          <table:table-cell office:value-type="float" office:value="0.99746287" calcext:value-type="float">
            <text:p>0.99746287</text:p>
          </table:table-cell>
          <table:table-cell table:formula="of:=IF([.B121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7-23-40.png</text:p>
          </table:table-cell>
          <table:table-cell office:value-type="string" calcext:value-type="string">
            <text:p>pathological</text:p>
          </table:table-cell>
          <table:table-cell office:value-type="float" office:value="0.0038470584" calcext:value-type="float">
            <text:p>0.0038470584</text:p>
          </table:table-cell>
          <table:table-cell office:value-type="float" office:value="0.99615294" calcext:value-type="float">
            <text:p>0.99615294</text:p>
          </table:table-cell>
          <table:table-cell table:formula="of:=IF([.B122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5-10-22.png</text:p>
          </table:table-cell>
          <table:table-cell office:value-type="string" calcext:value-type="string">
            <text:p>pathological</text:p>
          </table:table-cell>
          <table:table-cell office:value-type="float" office:value="0.0072190813" calcext:value-type="float">
            <text:p>0.0072190813</text:p>
          </table:table-cell>
          <table:table-cell office:value-type="float" office:value="0.992781" calcext:value-type="float">
            <text:p>0.992781</text:p>
          </table:table-cell>
          <table:table-cell table:formula="of:=IF([.B123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44-03.png</text:p>
          </table:table-cell>
          <table:table-cell office:value-type="string" calcext:value-type="string">
            <text:p>pathological</text:p>
          </table:table-cell>
          <table:table-cell office:value-type="float" office:value="0.00021553882" calcext:value-type="float">
            <text:p>0.0002155388</text:p>
          </table:table-cell>
          <table:table-cell office:value-type="float" office:value="0.9997845" calcext:value-type="float">
            <text:p>0.9997845</text:p>
          </table:table-cell>
          <table:table-cell table:formula="of:=IF([.B124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7-22-29.png</text:p>
          </table:table-cell>
          <table:table-cell office:value-type="string" calcext:value-type="string">
            <text:p>pathological</text:p>
          </table:table-cell>
          <table:table-cell office:value-type="float" office:value="0.000079136" calcext:value-type="float">
            <text:p>0.000079136</text:p>
          </table:table-cell>
          <table:table-cell office:value-type="float" office:value="0.99992085" calcext:value-type="float">
            <text:p>0.99992085</text:p>
          </table:table-cell>
          <table:table-cell table:formula="of:=IF([.B125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3-13-31.png</text:p>
          </table:table-cell>
          <table:table-cell office:value-type="string" calcext:value-type="string">
            <text:p>pathological</text:p>
          </table:table-cell>
          <table:table-cell office:value-type="float" office:value="0.0002011328" calcext:value-type="float">
            <text:p>0.0002011328</text:p>
          </table:table-cell>
          <table:table-cell office:value-type="float" office:value="0.99979883" calcext:value-type="float">
            <text:p>0.99979883</text:p>
          </table:table-cell>
          <table:table-cell table:formula="of:=IF([.B126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5-23-27.png</text:p>
          </table:table-cell>
          <table:table-cell office:value-type="string" calcext:value-type="string">
            <text:p>pathological</text:p>
          </table:table-cell>
          <table:table-cell office:value-type="float" office:value="0.02810008" calcext:value-type="float">
            <text:p>0.02810008</text:p>
          </table:table-cell>
          <table:table-cell office:value-type="float" office:value="0.9718999" calcext:value-type="float">
            <text:p>0.9718999</text:p>
          </table:table-cell>
          <table:table-cell table:formula="of:=IF([.B127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3-12-36.png</text:p>
          </table:table-cell>
          <table:table-cell office:value-type="string" calcext:value-type="string">
            <text:p>pathological</text:p>
          </table:table-cell>
          <table:table-cell office:value-type="float" office:value="0.0005668695" calcext:value-type="float">
            <text:p>0.0005668695</text:p>
          </table:table-cell>
          <table:table-cell office:value-type="float" office:value="0.9994331" calcext:value-type="float">
            <text:p>0.9994331</text:p>
          </table:table-cell>
          <table:table-cell table:formula="of:=IF([.B128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8-13-23.png</text:p>
          </table:table-cell>
          <table:table-cell office:value-type="string" calcext:value-type="string">
            <text:p>healthy</text:p>
          </table:table-cell>
          <table:table-cell office:value-type="float" office:value="0.9933709" calcext:value-type="float">
            <text:p>0.9933709</text:p>
          </table:table-cell>
          <table:table-cell office:value-type="float" office:value="0.006629066" calcext:value-type="float">
            <text:p>0.006629066</text:p>
          </table:table-cell>
          <table:table-cell table:formula="of:=IF([.B12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7-22-23.png</text:p>
          </table:table-cell>
          <table:table-cell office:value-type="string" calcext:value-type="string">
            <text:p>pathological</text:p>
          </table:table-cell>
          <table:table-cell office:value-type="float" office:value="0.001404225" calcext:value-type="float">
            <text:p>0.001404225</text:p>
          </table:table-cell>
          <table:table-cell office:value-type="float" office:value="0.9985958" calcext:value-type="float">
            <text:p>0.9985958</text:p>
          </table:table-cell>
          <table:table-cell table:formula="of:=IF([.B130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4-29-09.png</text:p>
          </table:table-cell>
          <table:table-cell office:value-type="string" calcext:value-type="string">
            <text:p>pathological</text:p>
          </table:table-cell>
          <table:table-cell office:value-type="float" office:value="0.04059375" calcext:value-type="float">
            <text:p>0.04059375</text:p>
          </table:table-cell>
          <table:table-cell office:value-type="float" office:value="0.95940626" calcext:value-type="float">
            <text:p>0.95940626</text:p>
          </table:table-cell>
          <table:table-cell table:formula="of:=IF([.B131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00-10.png</text:p>
          </table:table-cell>
          <table:table-cell office:value-type="string" calcext:value-type="string">
            <text:p>pathological</text:p>
          </table:table-cell>
          <table:table-cell office:value-type="float" office:value="0.004482925" calcext:value-type="float">
            <text:p>0.004482925</text:p>
          </table:table-cell>
          <table:table-cell office:value-type="float" office:value="0.9955171" calcext:value-type="float">
            <text:p>0.9955171</text:p>
          </table:table-cell>
          <table:table-cell table:formula="of:=IF([.B132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4-25-32.png</text:p>
          </table:table-cell>
          <table:table-cell office:value-type="string" calcext:value-type="string">
            <text:p>pathological</text:p>
          </table:table-cell>
          <table:table-cell office:value-type="float" office:value="0.0022912505" calcext:value-type="float">
            <text:p>0.0022912505</text:p>
          </table:table-cell>
          <table:table-cell office:value-type="float" office:value="0.9977087" calcext:value-type="float">
            <text:p>0.9977087</text:p>
          </table:table-cell>
          <table:table-cell table:formula="of:=IF([.B133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3-12-19.png</text:p>
          </table:table-cell>
          <table:table-cell office:value-type="string" calcext:value-type="string">
            <text:p>pathological</text:p>
          </table:table-cell>
          <table:table-cell office:value-type="float" office:value="0.0022214064" calcext:value-type="float">
            <text:p>0.0022214064</text:p>
          </table:table-cell>
          <table:table-cell office:value-type="float" office:value="0.9977786" calcext:value-type="float">
            <text:p>0.9977786</text:p>
          </table:table-cell>
          <table:table-cell table:formula="of:=IF([.B134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1-53-59.png</text:p>
          </table:table-cell>
          <table:table-cell office:value-type="string" calcext:value-type="string">
            <text:p>pathological</text:p>
          </table:table-cell>
          <table:table-cell office:value-type="float" office:value="0.05451628" calcext:value-type="float">
            <text:p>0.05451628</text:p>
          </table:table-cell>
          <table:table-cell office:value-type="float" office:value="0.94548374" calcext:value-type="float">
            <text:p>0.94548374</text:p>
          </table:table-cell>
          <table:table-cell table:formula="of:=IF([.B135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4-26-40.png</text:p>
          </table:table-cell>
          <table:table-cell office:value-type="string" calcext:value-type="string">
            <text:p>pathological</text:p>
          </table:table-cell>
          <table:table-cell office:value-type="float" office:value="0.000659454" calcext:value-type="float">
            <text:p>0.000659454</text:p>
          </table:table-cell>
          <table:table-cell office:value-type="float" office:value="0.9993405" calcext:value-type="float">
            <text:p>0.9993405</text:p>
          </table:table-cell>
          <table:table-cell table:formula="of:=IF([.B136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8-14-46.png</text:p>
          </table:table-cell>
          <table:table-cell office:value-type="string" calcext:value-type="string">
            <text:p>healthy</text:p>
          </table:table-cell>
          <table:table-cell office:value-type="float" office:value="0.9970752" calcext:value-type="float">
            <text:p>0.9970752</text:p>
          </table:table-cell>
          <table:table-cell office:value-type="float" office:value="0.0029247687" calcext:value-type="float">
            <text:p>0.0029247687</text:p>
          </table:table-cell>
          <table:table-cell table:formula="of:=IF([.B13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7-20-58.png</text:p>
          </table:table-cell>
          <table:table-cell office:value-type="string" calcext:value-type="string">
            <text:p>pathological</text:p>
          </table:table-cell>
          <table:table-cell office:value-type="float" office:value="0.0020396614" calcext:value-type="float">
            <text:p>0.0020396614</text:p>
          </table:table-cell>
          <table:table-cell office:value-type="float" office:value="0.9979603" calcext:value-type="float">
            <text:p>0.9979603</text:p>
          </table:table-cell>
          <table:table-cell table:formula="of:=IF([.B138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13-12.png</text:p>
          </table:table-cell>
          <table:table-cell office:value-type="string" calcext:value-type="string">
            <text:p>healthy</text:p>
          </table:table-cell>
          <table:table-cell office:value-type="float" office:value="0.99333245" calcext:value-type="float">
            <text:p>0.99333245</text:p>
          </table:table-cell>
          <table:table-cell office:value-type="float" office:value="0.006667548" calcext:value-type="float">
            <text:p>0.006667548</text:p>
          </table:table-cell>
          <table:table-cell table:formula="of:=IF([.B13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3-13-39.png</text:p>
          </table:table-cell>
          <table:table-cell office:value-type="string" calcext:value-type="string">
            <text:p>pathological</text:p>
          </table:table-cell>
          <table:table-cell office:value-type="float" office:value="0.0027129718" calcext:value-type="float">
            <text:p>0.0027129718</text:p>
          </table:table-cell>
          <table:table-cell office:value-type="float" office:value="0.99728703" calcext:value-type="float">
            <text:p>0.99728703</text:p>
          </table:table-cell>
          <table:table-cell table:formula="of:=IF([.B140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8-14-39.png</text:p>
          </table:table-cell>
          <table:table-cell office:value-type="string" calcext:value-type="string">
            <text:p>healthy</text:p>
          </table:table-cell>
          <table:table-cell office:value-type="float" office:value="0.9991117" calcext:value-type="float">
            <text:p>0.9991117</text:p>
          </table:table-cell>
          <table:table-cell office:value-type="float" office:value="0.0008882881" calcext:value-type="float">
            <text:p>0.0008882881</text:p>
          </table:table-cell>
          <table:table-cell table:formula="of:=IF([.B14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5-17-57.png</text:p>
          </table:table-cell>
          <table:table-cell office:value-type="string" calcext:value-type="string">
            <text:p>pathological</text:p>
          </table:table-cell>
          <table:table-cell office:value-type="float" office:value="0.00018982615" calcext:value-type="float">
            <text:p>0.0001898262</text:p>
          </table:table-cell>
          <table:table-cell office:value-type="float" office:value="0.99981016" calcext:value-type="float">
            <text:p>0.99981016</text:p>
          </table:table-cell>
          <table:table-cell table:formula="of:=IF([.B142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1-59-30.png</text:p>
          </table:table-cell>
          <table:table-cell office:value-type="string" calcext:value-type="string">
            <text:p>pathological</text:p>
          </table:table-cell>
          <table:table-cell office:value-type="float" office:value="0.00004289333" calcext:value-type="float">
            <text:p>4.289333E-05</text:p>
          </table:table-cell>
          <table:table-cell office:value-type="float" office:value="0.9999571" calcext:value-type="float">
            <text:p>0.9999571</text:p>
          </table:table-cell>
          <table:table-cell table:formula="of:=IF([.B143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1-57-31.png</text:p>
          </table:table-cell>
          <table:table-cell office:value-type="string" calcext:value-type="string">
            <text:p>pathological</text:p>
          </table:table-cell>
          <table:table-cell office:value-type="float" office:value="0.00031461637" calcext:value-type="float">
            <text:p>0.0003146164</text:p>
          </table:table-cell>
          <table:table-cell office:value-type="float" office:value="0.9996854" calcext:value-type="float">
            <text:p>0.9996854</text:p>
          </table:table-cell>
          <table:table-cell table:formula="of:=IF([.B144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3-13-56.png</text:p>
          </table:table-cell>
          <table:table-cell office:value-type="string" calcext:value-type="string">
            <text:p>pathological</text:p>
          </table:table-cell>
          <table:table-cell office:value-type="float" office:value="0.00032152605" calcext:value-type="float">
            <text:p>0.0003215261</text:p>
          </table:table-cell>
          <table:table-cell office:value-type="float" office:value="0.9996785" calcext:value-type="float">
            <text:p>0.9996785</text:p>
          </table:table-cell>
          <table:table-cell table:formula="of:=IF([.B145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5-19-36.png</text:p>
          </table:table-cell>
          <table:table-cell office:value-type="string" calcext:value-type="string">
            <text:p>pathological</text:p>
          </table:table-cell>
          <table:table-cell office:value-type="float" office:value="0.00037122652" calcext:value-type="float">
            <text:p>0.0003712265</text:p>
          </table:table-cell>
          <table:table-cell office:value-type="float" office:value="0.9996288" calcext:value-type="float">
            <text:p>0.9996288</text:p>
          </table:table-cell>
          <table:table-cell table:formula="of:=IF([.B146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8-13-44.png</text:p>
          </table:table-cell>
          <table:table-cell office:value-type="string" calcext:value-type="string">
            <text:p>healthy</text:p>
          </table:table-cell>
          <table:table-cell office:value-type="float" office:value="0.9964882" calcext:value-type="float">
            <text:p>0.9964882</text:p>
          </table:table-cell>
          <table:table-cell office:value-type="float" office:value="0.0035117615" calcext:value-type="float">
            <text:p>0.0035117615</text:p>
          </table:table-cell>
          <table:table-cell table:formula="of:=IF([.B14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3-13-09.png</text:p>
          </table:table-cell>
          <table:table-cell office:value-type="string" calcext:value-type="string">
            <text:p>pathological</text:p>
          </table:table-cell>
          <table:table-cell office:value-type="float" office:value="0.0020309822" calcext:value-type="float">
            <text:p>0.0020309822</text:p>
          </table:table-cell>
          <table:table-cell office:value-type="float" office:value="0.997969" calcext:value-type="float">
            <text:p>0.997969</text:p>
          </table:table-cell>
          <table:table-cell table:formula="of:=IF([.B148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41-59.png</text:p>
          </table:table-cell>
          <table:table-cell office:value-type="string" calcext:value-type="string">
            <text:p>pathological</text:p>
          </table:table-cell>
          <table:table-cell office:value-type="float" office:value="0.0007246572" calcext:value-type="float">
            <text:p>0.0007246572</text:p>
          </table:table-cell>
          <table:table-cell office:value-type="float" office:value="0.9992754" calcext:value-type="float">
            <text:p>0.9992754</text:p>
          </table:table-cell>
          <table:table-cell table:formula="of:=IF([.B149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8-14-43.png</text:p>
          </table:table-cell>
          <table:table-cell office:value-type="string" calcext:value-type="string">
            <text:p>healthy</text:p>
          </table:table-cell>
          <table:table-cell office:value-type="float" office:value="0.9912744" calcext:value-type="float">
            <text:p>0.9912744</text:p>
          </table:table-cell>
          <table:table-cell office:value-type="float" office:value="0.008725594" calcext:value-type="float">
            <text:p>0.008725594</text:p>
          </table:table-cell>
          <table:table-cell table:formula="of:=IF([.B15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44-15.png</text:p>
          </table:table-cell>
          <table:table-cell office:value-type="string" calcext:value-type="string">
            <text:p>pathological</text:p>
          </table:table-cell>
          <table:table-cell office:value-type="float" office:value="0.0008933265" calcext:value-type="float">
            <text:p>0.0008933265</text:p>
          </table:table-cell>
          <table:table-cell office:value-type="float" office:value="0.9991067" calcext:value-type="float">
            <text:p>0.9991067</text:p>
          </table:table-cell>
          <table:table-cell table:formula="of:=IF([.B151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5-12-47.png</text:p>
          </table:table-cell>
          <table:table-cell office:value-type="string" calcext:value-type="string">
            <text:p>pathological</text:p>
          </table:table-cell>
          <table:table-cell office:value-type="float" office:value="0.0000014637084" calcext:value-type="float">
            <text:p>1.4637084E-06</text:p>
          </table:table-cell>
          <table:table-cell office:value-type="float" office:value="0.99999857" calcext:value-type="float">
            <text:p>0.99999857</text:p>
          </table:table-cell>
          <table:table-cell table:formula="of:=IF([.B152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7-22-41.png</text:p>
          </table:table-cell>
          <table:table-cell office:value-type="string" calcext:value-type="string">
            <text:p>pathological</text:p>
          </table:table-cell>
          <table:table-cell office:value-type="float" office:value="0.0014119685" calcext:value-type="float">
            <text:p>0.0014119685</text:p>
          </table:table-cell>
          <table:table-cell office:value-type="float" office:value="0.998588" calcext:value-type="float">
            <text:p>0.998588</text:p>
          </table:table-cell>
          <table:table-cell table:formula="of:=IF([.B153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45-49.png</text:p>
          </table:table-cell>
          <table:table-cell office:value-type="string" calcext:value-type="string">
            <text:p>pathological</text:p>
          </table:table-cell>
          <table:table-cell office:value-type="float" office:value="0.00790117" calcext:value-type="float">
            <text:p>0.00790117</text:p>
          </table:table-cell>
          <table:table-cell office:value-type="float" office:value="0.9920988" calcext:value-type="float">
            <text:p>0.9920988</text:p>
          </table:table-cell>
          <table:table-cell table:formula="of:=IF([.B154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00-02.png</text:p>
          </table:table-cell>
          <table:table-cell office:value-type="string" calcext:value-type="string">
            <text:p>pathological</text:p>
          </table:table-cell>
          <table:table-cell office:value-type="float" office:value="0.0022224076" calcext:value-type="float">
            <text:p>0.0022224076</text:p>
          </table:table-cell>
          <table:table-cell office:value-type="float" office:value="0.99777764" calcext:value-type="float">
            <text:p>0.99777764</text:p>
          </table:table-cell>
          <table:table-cell table:formula="of:=IF([.B155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8-15-26.png</text:p>
          </table:table-cell>
          <table:table-cell office:value-type="string" calcext:value-type="string">
            <text:p>healthy</text:p>
          </table:table-cell>
          <table:table-cell office:value-type="float" office:value="0.9920368" calcext:value-type="float">
            <text:p>0.9920368</text:p>
          </table:table-cell>
          <table:table-cell office:value-type="float" office:value="0.0079631815" calcext:value-type="float">
            <text:p>0.0079631815</text:p>
          </table:table-cell>
          <table:table-cell table:formula="of:=IF([.B15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Line-2017-09-13-11-55-41.png</text:p>
          </table:table-cell>
          <table:table-cell office:value-type="string" calcext:value-type="string">
            <text:p>pathological</text:p>
          </table:table-cell>
          <table:table-cell office:value-type="float" office:value="0.000016831607" calcext:value-type="float">
            <text:p>1.6831607E-05</text:p>
          </table:table-cell>
          <table:table-cell office:value-type="float" office:value="0.9999832" calcext:value-type="float">
            <text:p>0.9999832</text:p>
          </table:table-cell>
          <table:table-cell table:formula="of:=IF([.B157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7-23-29.png</text:p>
          </table:table-cell>
          <table:table-cell office:value-type="string" calcext:value-type="string">
            <text:p>pathological</text:p>
          </table:table-cell>
          <table:table-cell office:value-type="float" office:value="0.00008223984" calcext:value-type="float">
            <text:p>8.223984E-05</text:p>
          </table:table-cell>
          <table:table-cell office:value-type="float" office:value="0.99991775" calcext:value-type="float">
            <text:p>0.99991775</text:p>
          </table:table-cell>
          <table:table-cell table:formula="of:=IF([.B158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5-11-54.png</text:p>
          </table:table-cell>
          <table:table-cell office:value-type="string" calcext:value-type="string">
            <text:p>pathological</text:p>
          </table:table-cell>
          <table:table-cell office:value-type="float" office:value="0.000010141358" calcext:value-type="float">
            <text:p>1.0141358E-05</text:p>
          </table:table-cell>
          <table:table-cell office:value-type="float" office:value="0.99998987" calcext:value-type="float">
            <text:p>0.99998987</text:p>
          </table:table-cell>
          <table:table-cell table:formula="of:=IF([.B159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5-12-54.png</text:p>
          </table:table-cell>
          <table:table-cell office:value-type="string" calcext:value-type="string">
            <text:p>pathological</text:p>
          </table:table-cell>
          <table:table-cell office:value-type="float" office:value="0.000046355595" calcext:value-type="float">
            <text:p>4.6355595E-05</text:p>
          </table:table-cell>
          <table:table-cell office:value-type="float" office:value="0.9999536" calcext:value-type="float">
            <text:p>0.9999536</text:p>
          </table:table-cell>
          <table:table-cell table:formula="of:=IF([.B160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3-12-30.png</text:p>
          </table:table-cell>
          <table:table-cell office:value-type="string" calcext:value-type="string">
            <text:p>pathological</text:p>
          </table:table-cell>
          <table:table-cell office:value-type="float" office:value="0.0003918546" calcext:value-type="float">
            <text:p>0.0003918546</text:p>
          </table:table-cell>
          <table:table-cell office:value-type="float" office:value="0.9996082" calcext:value-type="float">
            <text:p>0.9996082</text:p>
          </table:table-cell>
          <table:table-cell table:formula="of:=IF([.B161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5-10-36.png</text:p>
          </table:table-cell>
          <table:table-cell office:value-type="string" calcext:value-type="string">
            <text:p>pathological</text:p>
          </table:table-cell>
          <table:table-cell office:value-type="float" office:value="0.0000026416712" calcext:value-type="float">
            <text:p>2.6416712E-06</text:p>
          </table:table-cell>
          <table:table-cell office:value-type="float" office:value="0.9999974" calcext:value-type="float">
            <text:p>0.9999974</text:p>
          </table:table-cell>
          <table:table-cell table:formula="of:=IF([.B162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45-31.png</text:p>
          </table:table-cell>
          <table:table-cell office:value-type="string" calcext:value-type="string">
            <text:p>pathological</text:p>
          </table:table-cell>
          <table:table-cell office:value-type="float" office:value="0.0015099045" calcext:value-type="float">
            <text:p>0.0015099045</text:p>
          </table:table-cell>
          <table:table-cell office:value-type="float" office:value="0.9984901" calcext:value-type="float">
            <text:p>0.9984901</text:p>
          </table:table-cell>
          <table:table-cell table:formula="of:=IF([.B163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10-53.png</text:p>
          </table:table-cell>
          <table:table-cell office:value-type="string" calcext:value-type="string">
            <text:p>healthy</text:p>
          </table:table-cell>
          <table:table-cell office:value-type="float" office:value="0.9915895" calcext:value-type="float">
            <text:p>0.9915895</text:p>
          </table:table-cell>
          <table:table-cell office:value-type="float" office:value="0.008410544" calcext:value-type="float">
            <text:p>0.008410544</text:p>
          </table:table-cell>
          <table:table-cell table:formula="of:=IF([.B16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Line-2017-09-13-11-57-14.png</text:p>
          </table:table-cell>
          <table:table-cell office:value-type="string" calcext:value-type="string">
            <text:p>pathological</text:p>
          </table:table-cell>
          <table:table-cell office:value-type="float" office:value="0.026735537" calcext:value-type="float">
            <text:p>0.026735537</text:p>
          </table:table-cell>
          <table:table-cell office:value-type="float" office:value="0.97326446" calcext:value-type="float">
            <text:p>0.97326446</text:p>
          </table:table-cell>
          <table:table-cell table:formula="of:=IF([.B165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4-28-58.png</text:p>
          </table:table-cell>
          <table:table-cell office:value-type="string" calcext:value-type="string">
            <text:p>pathological</text:p>
          </table:table-cell>
          <table:table-cell office:value-type="float" office:value="0.018636232" calcext:value-type="float">
            <text:p>0.018636232</text:p>
          </table:table-cell>
          <table:table-cell office:value-type="float" office:value="0.9813638" calcext:value-type="float">
            <text:p>0.9813638</text:p>
          </table:table-cell>
          <table:table-cell table:formula="of:=IF([.B166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7-24-03.png</text:p>
          </table:table-cell>
          <table:table-cell office:value-type="string" calcext:value-type="string">
            <text:p>pathological</text:p>
          </table:table-cell>
          <table:table-cell office:value-type="float" office:value="0.0010164474" calcext:value-type="float">
            <text:p>0.0010164474</text:p>
          </table:table-cell>
          <table:table-cell office:value-type="float" office:value="0.99898356" calcext:value-type="float">
            <text:p>0.99898356</text:p>
          </table:table-cell>
          <table:table-cell table:formula="of:=IF([.B167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8-13-18.png</text:p>
          </table:table-cell>
          <table:table-cell office:value-type="string" calcext:value-type="string">
            <text:p>healthy</text:p>
          </table:table-cell>
          <table:table-cell office:value-type="float" office:value="0.9937953" calcext:value-type="float">
            <text:p>0.9937953</text:p>
          </table:table-cell>
          <table:table-cell office:value-type="float" office:value="0.0062047197" calcext:value-type="float">
            <text:p>0.0062047197</text:p>
          </table:table-cell>
          <table:table-cell table:formula="of:=IF([.B16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45-15.png</text:p>
          </table:table-cell>
          <table:table-cell office:value-type="string" calcext:value-type="string">
            <text:p>pathological</text:p>
          </table:table-cell>
          <table:table-cell office:value-type="float" office:value="0.0012519103" calcext:value-type="float">
            <text:p>0.0012519103</text:p>
          </table:table-cell>
          <table:table-cell office:value-type="float" office:value="0.99874806" calcext:value-type="float">
            <text:p>0.99874806</text:p>
          </table:table-cell>
          <table:table-cell table:formula="of:=IF([.B169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8-13-41.png</text:p>
          </table:table-cell>
          <table:table-cell office:value-type="string" calcext:value-type="string">
            <text:p>healthy</text:p>
          </table:table-cell>
          <table:table-cell office:value-type="float" office:value="0.9980551" calcext:value-type="float">
            <text:p>0.9980551</text:p>
          </table:table-cell>
          <table:table-cell office:value-type="float" office:value="0.0019449458" calcext:value-type="float">
            <text:p>0.0019449458</text:p>
          </table:table-cell>
          <table:table-cell table:formula="of:=IF([.B17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5-20-41.png</text:p>
          </table:table-cell>
          <table:table-cell office:value-type="string" calcext:value-type="string">
            <text:p>pathological</text:p>
          </table:table-cell>
          <table:table-cell office:value-type="float" office:value="0.0037129987" calcext:value-type="float">
            <text:p>0.0037129987</text:p>
          </table:table-cell>
          <table:table-cell office:value-type="float" office:value="0.996287" calcext:value-type="float">
            <text:p>0.996287</text:p>
          </table:table-cell>
          <table:table-cell table:formula="of:=IF([.B171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5-23-31.png</text:p>
          </table:table-cell>
          <table:table-cell office:value-type="string" calcext:value-type="string">
            <text:p>pathological</text:p>
          </table:table-cell>
          <table:table-cell office:value-type="float" office:value="0.0068579586" calcext:value-type="float">
            <text:p>0.0068579586</text:p>
          </table:table-cell>
          <table:table-cell office:value-type="float" office:value="0.99314207" calcext:value-type="float">
            <text:p>0.99314207</text:p>
          </table:table-cell>
          <table:table-cell table:formula="of:=IF([.B172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5-20-13.png</text:p>
          </table:table-cell>
          <table:table-cell office:value-type="string" calcext:value-type="string">
            <text:p>pathological</text:p>
          </table:table-cell>
          <table:table-cell office:value-type="float" office:value="0.042135276" calcext:value-type="float">
            <text:p>0.042135276</text:p>
          </table:table-cell>
          <table:table-cell office:value-type="float" office:value="0.95786476" calcext:value-type="float">
            <text:p>0.95786476</text:p>
          </table:table-cell>
          <table:table-cell table:formula="of:=IF([.B173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41-17.png</text:p>
          </table:table-cell>
          <table:table-cell office:value-type="string" calcext:value-type="string">
            <text:p>healthy</text:p>
          </table:table-cell>
          <table:table-cell office:value-type="float" office:value="0.9729341" calcext:value-type="float">
            <text:p>0.9729341</text:p>
          </table:table-cell>
          <table:table-cell office:value-type="float" office:value="0.027065912" calcext:value-type="float">
            <text:p>0.027065912</text:p>
          </table:table-cell>
          <table:table-cell table:formula="of:=IF([.B17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14-47.png</text:p>
          </table:table-cell>
          <table:table-cell office:value-type="string" calcext:value-type="string">
            <text:p>healthy</text:p>
          </table:table-cell>
          <table:table-cell office:value-type="float" office:value="0.9942122" calcext:value-type="float">
            <text:p>0.9942122</text:p>
          </table:table-cell>
          <table:table-cell office:value-type="float" office:value="0.0057878066" calcext:value-type="float">
            <text:p>0.0057878066</text:p>
          </table:table-cell>
          <table:table-cell table:formula="of:=IF([.B17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7-20-09.png</text:p>
          </table:table-cell>
          <table:table-cell office:value-type="string" calcext:value-type="string">
            <text:p>pathological</text:p>
          </table:table-cell>
          <table:table-cell office:value-type="float" office:value="0.00017113023" calcext:value-type="float">
            <text:p>0.0001711302</text:p>
          </table:table-cell>
          <table:table-cell office:value-type="float" office:value="0.9998288" calcext:value-type="float">
            <text:p>0.9998288</text:p>
          </table:table-cell>
          <table:table-cell table:formula="of:=IF([.B176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8-14-31.png</text:p>
          </table:table-cell>
          <table:table-cell office:value-type="string" calcext:value-type="string">
            <text:p>healthy</text:p>
          </table:table-cell>
          <table:table-cell office:value-type="float" office:value="0.9960277" calcext:value-type="float">
            <text:p>0.9960277</text:p>
          </table:table-cell>
          <table:table-cell office:value-type="float" office:value="0.0039722943" calcext:value-type="float">
            <text:p>0.0039722943</text:p>
          </table:table-cell>
          <table:table-cell table:formula="of:=IF([.B17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7-21-26.png</text:p>
          </table:table-cell>
          <table:table-cell office:value-type="string" calcext:value-type="string">
            <text:p>pathological</text:p>
          </table:table-cell>
          <table:table-cell office:value-type="float" office:value="0.001627535" calcext:value-type="float">
            <text:p>0.001627535</text:p>
          </table:table-cell>
          <table:table-cell office:value-type="float" office:value="0.9983725" calcext:value-type="float">
            <text:p>0.9983725</text:p>
          </table:table-cell>
          <table:table-cell table:formula="of:=IF([.B178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44-28.png</text:p>
          </table:table-cell>
          <table:table-cell office:value-type="string" calcext:value-type="string">
            <text:p>pathological</text:p>
          </table:table-cell>
          <table:table-cell office:value-type="float" office:value="0.00015911675" calcext:value-type="float">
            <text:p>0.0001591168</text:p>
          </table:table-cell>
          <table:table-cell office:value-type="float" office:value="0.99984086" calcext:value-type="float">
            <text:p>0.99984086</text:p>
          </table:table-cell>
          <table:table-cell table:formula="of:=IF([.B179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44-22.png</text:p>
          </table:table-cell>
          <table:table-cell office:value-type="string" calcext:value-type="string">
            <text:p>pathological</text:p>
          </table:table-cell>
          <table:table-cell office:value-type="float" office:value="0.019278077" calcext:value-type="float">
            <text:p>0.019278077</text:p>
          </table:table-cell>
          <table:table-cell office:value-type="float" office:value="0.98072195" calcext:value-type="float">
            <text:p>0.98072195</text:p>
          </table:table-cell>
          <table:table-cell table:formula="of:=IF([.B180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8-14-22.png</text:p>
          </table:table-cell>
          <table:table-cell office:value-type="string" calcext:value-type="string">
            <text:p>healthy</text:p>
          </table:table-cell>
          <table:table-cell office:value-type="float" office:value="0.9899295" calcext:value-type="float">
            <text:p>0.9899295</text:p>
          </table:table-cell>
          <table:table-cell office:value-type="float" office:value="0.010070502" calcext:value-type="float">
            <text:p>0.010070502</text:p>
          </table:table-cell>
          <table:table-cell table:formula="of:=IF([.B18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45-12.png</text:p>
          </table:table-cell>
          <table:table-cell office:value-type="string" calcext:value-type="string">
            <text:p>pathological</text:p>
          </table:table-cell>
          <table:table-cell office:value-type="float" office:value="0.0074470905" calcext:value-type="float">
            <text:p>0.0074470905</text:p>
          </table:table-cell>
          <table:table-cell office:value-type="float" office:value="0.99255294" calcext:value-type="float">
            <text:p>0.99255294</text:p>
          </table:table-cell>
          <table:table-cell table:formula="of:=IF([.B182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3-13-18.png</text:p>
          </table:table-cell>
          <table:table-cell office:value-type="string" calcext:value-type="string">
            <text:p>healthy</text:p>
          </table:table-cell>
          <table:table-cell office:value-type="float" office:value="0.9406221" calcext:value-type="float">
            <text:p>0.9406221</text:p>
          </table:table-cell>
          <table:table-cell office:value-type="float" office:value="0.05937792" calcext:value-type="float">
            <text:p>0.05937792</text:p>
          </table:table-cell>
          <table:table-cell table:formula="of:=IF([.B18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42-08.png</text:p>
          </table:table-cell>
          <table:table-cell office:value-type="string" calcext:value-type="string">
            <text:p>pathological</text:p>
          </table:table-cell>
          <table:table-cell office:value-type="float" office:value="0.0016504435" calcext:value-type="float">
            <text:p>0.0016504435</text:p>
          </table:table-cell>
          <table:table-cell office:value-type="float" office:value="0.99834955" calcext:value-type="float">
            <text:p>0.99834955</text:p>
          </table:table-cell>
          <table:table-cell table:formula="of:=IF([.B184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39-51.png</text:p>
          </table:table-cell>
          <table:table-cell office:value-type="string" calcext:value-type="string">
            <text:p>healthy</text:p>
          </table:table-cell>
          <table:table-cell office:value-type="float" office:value="0.978901" calcext:value-type="float">
            <text:p>0.978901</text:p>
          </table:table-cell>
          <table:table-cell office:value-type="float" office:value="0.02109896" calcext:value-type="float">
            <text:p>0.02109896</text:p>
          </table:table-cell>
          <table:table-cell table:formula="of:=IF([.B18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14-55.png</text:p>
          </table:table-cell>
          <table:table-cell office:value-type="string" calcext:value-type="string">
            <text:p>healthy</text:p>
          </table:table-cell>
          <table:table-cell office:value-type="float" office:value="0.9923459" calcext:value-type="float">
            <text:p>0.9923459</text:p>
          </table:table-cell>
          <table:table-cell office:value-type="float" office:value="0.0076540955" calcext:value-type="float">
            <text:p>0.0076540955</text:p>
          </table:table-cell>
          <table:table-cell table:formula="of:=IF([.B18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Line-2017-09-13-11-56-45.png</text:p>
          </table:table-cell>
          <table:table-cell office:value-type="string" calcext:value-type="string">
            <text:p>pathological</text:p>
          </table:table-cell>
          <table:table-cell office:value-type="float" office:value="0.0005741081" calcext:value-type="float">
            <text:p>0.0005741081</text:p>
          </table:table-cell>
          <table:table-cell office:value-type="float" office:value="0.9994259" calcext:value-type="float">
            <text:p>0.9994259</text:p>
          </table:table-cell>
          <table:table-cell table:formula="of:=IF([.B187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7-23-36.png</text:p>
          </table:table-cell>
          <table:table-cell office:value-type="string" calcext:value-type="string">
            <text:p>pathological</text:p>
          </table:table-cell>
          <table:table-cell office:value-type="float" office:value="0.00015971671" calcext:value-type="float">
            <text:p>0.0001597167</text:p>
          </table:table-cell>
          <table:table-cell office:value-type="float" office:value="0.99984026" calcext:value-type="float">
            <text:p>0.99984026</text:p>
          </table:table-cell>
          <table:table-cell table:formula="of:=IF([.B188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5-11-26.png</text:p>
          </table:table-cell>
          <table:table-cell office:value-type="string" calcext:value-type="string">
            <text:p>pathological</text:p>
          </table:table-cell>
          <table:table-cell office:value-type="float" office:value="0.00000019539766" calcext:value-type="float">
            <text:p>1.9539766E-07</text:p>
          </table:table-cell>
          <table:table-cell office:value-type="float" office:value="0.99999976" calcext:value-type="float">
            <text:p>0.99999976</text:p>
          </table:table-cell>
          <table:table-cell table:formula="of:=IF([.B189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3-13-13.png</text:p>
          </table:table-cell>
          <table:table-cell office:value-type="string" calcext:value-type="string">
            <text:p>pathological</text:p>
          </table:table-cell>
          <table:table-cell office:value-type="float" office:value="0.0016771841" calcext:value-type="float">
            <text:p>0.0016771841</text:p>
          </table:table-cell>
          <table:table-cell office:value-type="float" office:value="0.9983228" calcext:value-type="float">
            <text:p>0.9983228</text:p>
          </table:table-cell>
          <table:table-cell table:formula="of:=IF([.B190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45-06.png</text:p>
          </table:table-cell>
          <table:table-cell office:value-type="string" calcext:value-type="string">
            <text:p>pathological</text:p>
          </table:table-cell>
          <table:table-cell office:value-type="float" office:value="0.008771054" calcext:value-type="float">
            <text:p>0.008771054</text:p>
          </table:table-cell>
          <table:table-cell office:value-type="float" office:value="0.99122894" calcext:value-type="float">
            <text:p>0.99122894</text:p>
          </table:table-cell>
          <table:table-cell table:formula="of:=IF([.B191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5-12-42.png</text:p>
          </table:table-cell>
          <table:table-cell office:value-type="string" calcext:value-type="string">
            <text:p>pathological</text:p>
          </table:table-cell>
          <table:table-cell office:value-type="float" office:value="0.00063298445" calcext:value-type="float">
            <text:p>0.0006329845</text:p>
          </table:table-cell>
          <table:table-cell office:value-type="float" office:value="0.99936706" calcext:value-type="float">
            <text:p>0.99936706</text:p>
          </table:table-cell>
          <table:table-cell table:formula="of:=IF([.B192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41-27.png</text:p>
          </table:table-cell>
          <table:table-cell office:value-type="string" calcext:value-type="string">
            <text:p>pathological</text:p>
          </table:table-cell>
          <table:table-cell office:value-type="float" office:value="0.00035780537" calcext:value-type="float">
            <text:p>0.0003578054</text:p>
          </table:table-cell>
          <table:table-cell office:value-type="float" office:value="0.99964213" calcext:value-type="float">
            <text:p>0.99964213</text:p>
          </table:table-cell>
          <table:table-cell table:formula="of:=IF([.B193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Line-2017-09-13-11-55-03.png</text:p>
          </table:table-cell>
          <table:table-cell office:value-type="string" calcext:value-type="string">
            <text:p>pathological</text:p>
          </table:table-cell>
          <table:table-cell office:value-type="float" office:value="0.1474291" calcext:value-type="float">
            <text:p>0.1474291</text:p>
          </table:table-cell>
          <table:table-cell office:value-type="float" office:value="0.8525709" calcext:value-type="float">
            <text:p>0.8525709</text:p>
          </table:table-cell>
          <table:table-cell table:formula="of:=IF([.B194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4-28-03.png</text:p>
          </table:table-cell>
          <table:table-cell office:value-type="string" calcext:value-type="string">
            <text:p>pathological</text:p>
          </table:table-cell>
          <table:table-cell office:value-type="float" office:value="0.019987753" calcext:value-type="float">
            <text:p>0.019987753</text:p>
          </table:table-cell>
          <table:table-cell office:value-type="float" office:value="0.98001224" calcext:value-type="float">
            <text:p>0.98001224</text:p>
          </table:table-cell>
          <table:table-cell table:formula="of:=IF([.B195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1-52-55.png</text:p>
          </table:table-cell>
          <table:table-cell office:value-type="string" calcext:value-type="string">
            <text:p>pathological</text:p>
          </table:table-cell>
          <table:table-cell office:value-type="float" office:value="0.0095776105" calcext:value-type="float">
            <text:p>0.0095776105</text:p>
          </table:table-cell>
          <table:table-cell office:value-type="float" office:value="0.99042237" calcext:value-type="float">
            <text:p>0.99042237</text:p>
          </table:table-cell>
          <table:table-cell table:formula="of:=IF([.B196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7-23-46.png</text:p>
          </table:table-cell>
          <table:table-cell office:value-type="string" calcext:value-type="string">
            <text:p>pathological</text:p>
          </table:table-cell>
          <table:table-cell office:value-type="float" office:value="0.001021078" calcext:value-type="float">
            <text:p>0.001021078</text:p>
          </table:table-cell>
          <table:table-cell office:value-type="float" office:value="0.998979" calcext:value-type="float">
            <text:p>0.998979</text:p>
          </table:table-cell>
          <table:table-cell table:formula="of:=IF([.B197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39-39.png</text:p>
          </table:table-cell>
          <table:table-cell office:value-type="string" calcext:value-type="string">
            <text:p>healthy</text:p>
          </table:table-cell>
          <table:table-cell office:value-type="float" office:value="0.99835396" calcext:value-type="float">
            <text:p>0.99835396</text:p>
          </table:table-cell>
          <table:table-cell office:value-type="float" office:value="0.0016460918" calcext:value-type="float">
            <text:p>0.0016460918</text:p>
          </table:table-cell>
          <table:table-cell table:formula="of:=IF([.B19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44-09.png</text:p>
          </table:table-cell>
          <table:table-cell office:value-type="string" calcext:value-type="string">
            <text:p>pathological</text:p>
          </table:table-cell>
          <table:table-cell office:value-type="float" office:value="0.000040883464" calcext:value-type="float">
            <text:p>4.0883464E-05</text:p>
          </table:table-cell>
          <table:table-cell office:value-type="float" office:value="0.9999591" calcext:value-type="float">
            <text:p>0.9999591</text:p>
          </table:table-cell>
          <table:table-cell table:formula="of:=IF([.B199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4-28-12.png</text:p>
          </table:table-cell>
          <table:table-cell office:value-type="string" calcext:value-type="string">
            <text:p>pathological</text:p>
          </table:table-cell>
          <table:table-cell office:value-type="float" office:value="0.006078853" calcext:value-type="float">
            <text:p>0.006078853</text:p>
          </table:table-cell>
          <table:table-cell office:value-type="float" office:value="0.99392116" calcext:value-type="float">
            <text:p>0.99392116</text:p>
          </table:table-cell>
          <table:table-cell table:formula="of:=IF([.B200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1-54-45.png</text:p>
          </table:table-cell>
          <table:table-cell office:value-type="string" calcext:value-type="string">
            <text:p>pathological</text:p>
          </table:table-cell>
          <table:table-cell office:value-type="float" office:value="0.006911211" calcext:value-type="float">
            <text:p>0.006911211</text:p>
          </table:table-cell>
          <table:table-cell office:value-type="float" office:value="0.9930888" calcext:value-type="float">
            <text:p>0.9930888</text:p>
          </table:table-cell>
          <table:table-cell table:formula="of:=IF([.B201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5-11-30.png</text:p>
          </table:table-cell>
          <table:table-cell office:value-type="string" calcext:value-type="string">
            <text:p>pathological</text:p>
          </table:table-cell>
          <table:table-cell office:value-type="float" office:value="0.00030169878" calcext:value-type="float">
            <text:p>0.0003016988</text:p>
          </table:table-cell>
          <table:table-cell office:value-type="float" office:value="0.9996983" calcext:value-type="float">
            <text:p>0.9996983</text:p>
          </table:table-cell>
          <table:table-cell table:formula="of:=IF([.B202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5-17-35.png</text:p>
          </table:table-cell>
          <table:table-cell office:value-type="string" calcext:value-type="string">
            <text:p>pathological</text:p>
          </table:table-cell>
          <table:table-cell office:value-type="float" office:value="0.0041635996" calcext:value-type="float">
            <text:p>0.0041635996</text:p>
          </table:table-cell>
          <table:table-cell office:value-type="float" office:value="0.9958364" calcext:value-type="float">
            <text:p>0.9958364</text:p>
          </table:table-cell>
          <table:table-cell table:formula="of:=IF([.B203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3-15-12.png</text:p>
          </table:table-cell>
          <table:table-cell office:value-type="string" calcext:value-type="string">
            <text:p>pathological</text:p>
          </table:table-cell>
          <table:table-cell office:value-type="float" office:value="0.0071317297" calcext:value-type="float">
            <text:p>0.0071317297</text:p>
          </table:table-cell>
          <table:table-cell office:value-type="float" office:value="0.99286824" calcext:value-type="float">
            <text:p>0.99286824</text:p>
          </table:table-cell>
          <table:table-cell table:formula="of:=IF([.B204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5-11-11.png</text:p>
          </table:table-cell>
          <table:table-cell office:value-type="string" calcext:value-type="string">
            <text:p>pathological</text:p>
          </table:table-cell>
          <table:table-cell office:value-type="float" office:value="0.0000004886429" calcext:value-type="float">
            <text:p>4.886429E-07</text:p>
          </table:table-cell>
          <table:table-cell office:value-type="float" office:value="0.9999995" calcext:value-type="float">
            <text:p>0.9999995</text:p>
          </table:table-cell>
          <table:table-cell table:formula="of:=IF([.B205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5-17-44.png</text:p>
          </table:table-cell>
          <table:table-cell office:value-type="string" calcext:value-type="string">
            <text:p>pathological</text:p>
          </table:table-cell>
          <table:table-cell office:value-type="float" office:value="0.0017868442" calcext:value-type="float">
            <text:p>0.0017868442</text:p>
          </table:table-cell>
          <table:table-cell office:value-type="float" office:value="0.9982132" calcext:value-type="float">
            <text:p>0.9982132</text:p>
          </table:table-cell>
          <table:table-cell table:formula="of:=IF([.B206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7-21-12.png</text:p>
          </table:table-cell>
          <table:table-cell office:value-type="string" calcext:value-type="string">
            <text:p>pathological</text:p>
          </table:table-cell>
          <table:table-cell office:value-type="float" office:value="0.004095035" calcext:value-type="float">
            <text:p>0.004095035</text:p>
          </table:table-cell>
          <table:table-cell office:value-type="float" office:value="0.995905" calcext:value-type="float">
            <text:p>0.995905</text:p>
          </table:table-cell>
          <table:table-cell table:formula="of:=IF([.B207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5-10-43.png</text:p>
          </table:table-cell>
          <table:table-cell office:value-type="string" calcext:value-type="string">
            <text:p>pathological</text:p>
          </table:table-cell>
          <table:table-cell office:value-type="float" office:value="0.0000026759244" calcext:value-type="float">
            <text:p>2.6759244E-06</text:p>
          </table:table-cell>
          <table:table-cell office:value-type="float" office:value="0.9999974" calcext:value-type="float">
            <text:p>0.9999974</text:p>
          </table:table-cell>
          <table:table-cell table:formula="of:=IF([.B208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00-14.png</text:p>
          </table:table-cell>
          <table:table-cell office:value-type="string" calcext:value-type="string">
            <text:p>pathological</text:p>
          </table:table-cell>
          <table:table-cell office:value-type="float" office:value="0.00003777849" calcext:value-type="float">
            <text:p>3.777849E-05</text:p>
          </table:table-cell>
          <table:table-cell office:value-type="float" office:value="0.9999622" calcext:value-type="float">
            <text:p>0.9999622</text:p>
          </table:table-cell>
          <table:table-cell table:formula="of:=IF([.B209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8-14-26.png</text:p>
          </table:table-cell>
          <table:table-cell office:value-type="string" calcext:value-type="string">
            <text:p>healthy</text:p>
          </table:table-cell>
          <table:table-cell office:value-type="float" office:value="0.9944325" calcext:value-type="float">
            <text:p>0.9944325</text:p>
          </table:table-cell>
          <table:table-cell office:value-type="float" office:value="0.00556753" calcext:value-type="float">
            <text:p>0.00556753</text:p>
          </table:table-cell>
          <table:table-cell table:formula="of:=IF([.B21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5-11-46.png</text:p>
          </table:table-cell>
          <table:table-cell office:value-type="string" calcext:value-type="string">
            <text:p>pathological</text:p>
          </table:table-cell>
          <table:table-cell office:value-type="float" office:value="0.00004101049" calcext:value-type="float">
            <text:p>4.101049E-05</text:p>
          </table:table-cell>
          <table:table-cell office:value-type="float" office:value="0.999959" calcext:value-type="float">
            <text:p>0.999959</text:p>
          </table:table-cell>
          <table:table-cell table:formula="of:=IF([.B211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14-15.png</text:p>
          </table:table-cell>
          <table:table-cell office:value-type="string" calcext:value-type="string">
            <text:p>healthy</text:p>
          </table:table-cell>
          <table:table-cell office:value-type="float" office:value="0.99572396" calcext:value-type="float">
            <text:p>0.99572396</text:p>
          </table:table-cell>
          <table:table-cell office:value-type="float" office:value="0.0042759967" calcext:value-type="float">
            <text:p>0.0042759967</text:p>
          </table:table-cell>
          <table:table-cell table:formula="of:=IF([.B21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5-23-40.png</text:p>
          </table:table-cell>
          <table:table-cell office:value-type="string" calcext:value-type="string">
            <text:p>pathological</text:p>
          </table:table-cell>
          <table:table-cell office:value-type="float" office:value="0.0010192926" calcext:value-type="float">
            <text:p>0.0010192926</text:p>
          </table:table-cell>
          <table:table-cell office:value-type="float" office:value="0.9989807" calcext:value-type="float">
            <text:p>0.9989807</text:p>
          </table:table-cell>
          <table:table-cell table:formula="of:=IF([.B213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40-59.png</text:p>
          </table:table-cell>
          <table:table-cell office:value-type="string" calcext:value-type="string">
            <text:p>pathological</text:p>
          </table:table-cell>
          <table:table-cell office:value-type="float" office:value="0.009205647" calcext:value-type="float">
            <text:p>0.009205647</text:p>
          </table:table-cell>
          <table:table-cell office:value-type="float" office:value="0.99079436" calcext:value-type="float">
            <text:p>0.99079436</text:p>
          </table:table-cell>
          <table:table-cell table:formula="of:=IF([.B214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1-53-14.png</text:p>
          </table:table-cell>
          <table:table-cell office:value-type="string" calcext:value-type="string">
            <text:p>pathological</text:p>
          </table:table-cell>
          <table:table-cell office:value-type="float" office:value="0.07374649" calcext:value-type="float">
            <text:p>0.07374649</text:p>
          </table:table-cell>
          <table:table-cell office:value-type="float" office:value="0.92625344" calcext:value-type="float">
            <text:p>0.92625344</text:p>
          </table:table-cell>
          <table:table-cell table:formula="of:=IF([.B215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10-36.png</text:p>
          </table:table-cell>
          <table:table-cell office:value-type="string" calcext:value-type="string">
            <text:p>healthy</text:p>
          </table:table-cell>
          <table:table-cell office:value-type="float" office:value="0.9950565" calcext:value-type="float">
            <text:p>0.9950565</text:p>
          </table:table-cell>
          <table:table-cell office:value-type="float" office:value="0.0049435464" calcext:value-type="float">
            <text:p>0.0049435464</text:p>
          </table:table-cell>
          <table:table-cell table:formula="of:=IF([.B21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3-13-17.png</text:p>
          </table:table-cell>
          <table:table-cell office:value-type="string" calcext:value-type="string">
            <text:p>pathological</text:p>
          </table:table-cell>
          <table:table-cell office:value-type="float" office:value="0.0012102097" calcext:value-type="float">
            <text:p>0.0012102097</text:p>
          </table:table-cell>
          <table:table-cell office:value-type="float" office:value="0.99878985" calcext:value-type="float">
            <text:p>0.99878985</text:p>
          </table:table-cell>
          <table:table-cell table:formula="of:=IF([.B217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12-17.png</text:p>
          </table:table-cell>
          <table:table-cell office:value-type="string" calcext:value-type="string">
            <text:p>healthy</text:p>
          </table:table-cell>
          <table:table-cell office:value-type="float" office:value="0.9346628" calcext:value-type="float">
            <text:p>0.9346628</text:p>
          </table:table-cell>
          <table:table-cell office:value-type="float" office:value="0.06533718" calcext:value-type="float">
            <text:p>0.06533718</text:p>
          </table:table-cell>
          <table:table-cell table:formula="of:=IF([.B21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5-18-51.png</text:p>
          </table:table-cell>
          <table:table-cell office:value-type="string" calcext:value-type="string">
            <text:p>pathological</text:p>
          </table:table-cell>
          <table:table-cell office:value-type="float" office:value="0.001119736" calcext:value-type="float">
            <text:p>0.001119736</text:p>
          </table:table-cell>
          <table:table-cell office:value-type="float" office:value="0.9988802" calcext:value-type="float">
            <text:p>0.9988802</text:p>
          </table:table-cell>
          <table:table-cell table:formula="of:=IF([.B219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2-41-04.png</text:p>
          </table:table-cell>
          <table:table-cell office:value-type="string" calcext:value-type="string">
            <text:p>pathological</text:p>
          </table:table-cell>
          <table:table-cell office:value-type="float" office:value="0.0029169656" calcext:value-type="float">
            <text:p>0.0029169656</text:p>
          </table:table-cell>
          <table:table-cell office:value-type="float" office:value="0.997083" calcext:value-type="float">
            <text:p>0.997083</text:p>
          </table:table-cell>
          <table:table-cell table:formula="of:=IF([.B220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5-25-10.png</text:p>
          </table:table-cell>
          <table:table-cell office:value-type="string" calcext:value-type="string">
            <text:p>pathological</text:p>
          </table:table-cell>
          <table:table-cell office:value-type="float" office:value="0.00016331374" calcext:value-type="float">
            <text:p>0.0001633137</text:p>
          </table:table-cell>
          <table:table-cell office:value-type="float" office:value="0.9998367" calcext:value-type="float">
            <text:p>0.9998367</text:p>
          </table:table-cell>
          <table:table-cell table:formula="of:=IF([.B221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41-44.png</text:p>
          </table:table-cell>
          <table:table-cell office:value-type="string" calcext:value-type="string">
            <text:p>healthy</text:p>
          </table:table-cell>
          <table:table-cell office:value-type="float" office:value="0.9913366" calcext:value-type="float">
            <text:p>0.9913366</text:p>
          </table:table-cell>
          <table:table-cell office:value-type="float" office:value="0.008663433" calcext:value-type="float">
            <text:p>0.008663433</text:p>
          </table:table-cell>
          <table:table-cell table:formula="of:=IF([.B22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11-52.png</text:p>
          </table:table-cell>
          <table:table-cell office:value-type="string" calcext:value-type="string">
            <text:p>healthy</text:p>
          </table:table-cell>
          <table:table-cell office:value-type="float" office:value="0.7169443" calcext:value-type="float">
            <text:p>0.7169443</text:p>
          </table:table-cell>
          <table:table-cell office:value-type="float" office:value="0.28305572" calcext:value-type="float">
            <text:p>0.28305572</text:p>
          </table:table-cell>
          <table:table-cell table:formula="of:=IF([.B22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5-23-51.png</text:p>
          </table:table-cell>
          <table:table-cell office:value-type="string" calcext:value-type="string">
            <text:p>pathological</text:p>
          </table:table-cell>
          <table:table-cell office:value-type="float" office:value="0.0033963076" calcext:value-type="float">
            <text:p>0.0033963076</text:p>
          </table:table-cell>
          <table:table-cell office:value-type="float" office:value="0.9966037" calcext:value-type="float">
            <text:p>0.9966037</text:p>
          </table:table-cell>
          <table:table-cell table:formula="of:=IF([.B224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7-21-32.png</text:p>
          </table:table-cell>
          <table:table-cell office:value-type="string" calcext:value-type="string">
            <text:p>pathological</text:p>
          </table:table-cell>
          <table:table-cell office:value-type="float" office:value="0.00028135942" calcext:value-type="float">
            <text:p>0.0002813594</text:p>
          </table:table-cell>
          <table:table-cell office:value-type="float" office:value="0.9997186" calcext:value-type="float">
            <text:p>0.9997186</text:p>
          </table:table-cell>
          <table:table-cell table:formula="of:=IF([.B225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1-54-36.png</text:p>
          </table:table-cell>
          <table:table-cell office:value-type="string" calcext:value-type="string">
            <text:p>pathological</text:p>
          </table:table-cell>
          <table:table-cell office:value-type="float" office:value="0.008855638" calcext:value-type="float">
            <text:p>0.008855638</text:p>
          </table:table-cell>
          <table:table-cell office:value-type="float" office:value="0.99114436" calcext:value-type="float">
            <text:p>0.99114436</text:p>
          </table:table-cell>
          <table:table-cell table:formula="of:=IF([.B226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5-21-54.png</text:p>
          </table:table-cell>
          <table:table-cell office:value-type="string" calcext:value-type="string">
            <text:p>pathological</text:p>
          </table:table-cell>
          <table:table-cell office:value-type="float" office:value="0.022348095" calcext:value-type="float">
            <text:p>0.022348095</text:p>
          </table:table-cell>
          <table:table-cell office:value-type="float" office:value="0.9776519" calcext:value-type="float">
            <text:p>0.9776519</text:p>
          </table:table-cell>
          <table:table-cell table:formula="of:=IF([.B227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8-14-00.png</text:p>
          </table:table-cell>
          <table:table-cell office:value-type="string" calcext:value-type="string">
            <text:p>healthy</text:p>
          </table:table-cell>
          <table:table-cell office:value-type="float" office:value="0.9980459" calcext:value-type="float">
            <text:p>0.9980459</text:p>
          </table:table-cell>
          <table:table-cell office:value-type="float" office:value="0.0019540407" calcext:value-type="float">
            <text:p>0.0019540407</text:p>
          </table:table-cell>
          <table:table-cell table:formula="of:=IF([.B22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11-04.png</text:p>
          </table:table-cell>
          <table:table-cell office:value-type="string" calcext:value-type="string">
            <text:p>healthy</text:p>
          </table:table-cell>
          <table:table-cell office:value-type="float" office:value="0.9820066" calcext:value-type="float">
            <text:p>0.9820066</text:p>
          </table:table-cell>
          <table:table-cell office:value-type="float" office:value="0.017993396" calcext:value-type="float">
            <text:p>0.017993396</text:p>
          </table:table-cell>
          <table:table-cell table:formula="of:=IF([.B22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41-35.png</text:p>
          </table:table-cell>
          <table:table-cell office:value-type="string" calcext:value-type="string">
            <text:p>pathological</text:p>
          </table:table-cell>
          <table:table-cell office:value-type="float" office:value="0.23573065" calcext:value-type="float">
            <text:p>0.23573065</text:p>
          </table:table-cell>
          <table:table-cell office:value-type="float" office:value="0.76426935" calcext:value-type="float">
            <text:p>0.76426935</text:p>
          </table:table-cell>
          <table:table-cell table:formula="of:=IF([.B230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7-10-48.png</text:p>
          </table:table-cell>
          <table:table-cell office:value-type="string" calcext:value-type="string">
            <text:p>healthy</text:p>
          </table:table-cell>
          <table:table-cell office:value-type="float" office:value="0.9974662" calcext:value-type="float">
            <text:p>0.9974662</text:p>
          </table:table-cell>
          <table:table-cell office:value-type="float" office:value="0.0025337464" calcext:value-type="float">
            <text:p>0.0025337464</text:p>
          </table:table-cell>
          <table:table-cell table:formula="of:=IF([.B23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7-20-20.png</text:p>
          </table:table-cell>
          <table:table-cell office:value-type="string" calcext:value-type="string">
            <text:p>pathological</text:p>
          </table:table-cell>
          <table:table-cell office:value-type="float" office:value="0.000075383876" calcext:value-type="float">
            <text:p>7.5383876E-05</text:p>
          </table:table-cell>
          <table:table-cell office:value-type="float" office:value="0.99992466" calcext:value-type="float">
            <text:p>0.99992466</text:p>
          </table:table-cell>
          <table:table-cell table:formula="of:=IF([.B232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7-31-18-13-48.png</text:p>
          </table:table-cell>
          <table:table-cell office:value-type="string" calcext:value-type="string">
            <text:p>healthy</text:p>
          </table:table-cell>
          <table:table-cell office:value-type="float" office:value="0.99804485" calcext:value-type="float">
            <text:p>0.99804485</text:p>
          </table:table-cell>
          <table:table-cell office:value-type="float" office:value="0.0019551478" calcext:value-type="float">
            <text:p>0.0019551478</text:p>
          </table:table-cell>
          <table:table-cell table:formula="of:=IF([.B23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6-27-13-14-11.png</text:p>
          </table:table-cell>
          <table:table-cell office:value-type="string" calcext:value-type="string">
            <text:p>pathological</text:p>
          </table:table-cell>
          <table:table-cell office:value-type="float" office:value="0.0018061511" calcext:value-type="float">
            <text:p>0.0018061511</text:p>
          </table:table-cell>
          <table:table-cell office:value-type="float" office:value="0.9981938" calcext:value-type="float">
            <text:p>0.9981938</text:p>
          </table:table-cell>
          <table:table-cell table:formula="of:=IF([.B234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_PBS/OCT_Image_RE_Circle-2017-09-13-11-59-58.png</text:p>
          </table:table-cell>
          <table:table-cell office:value-type="string" calcext:value-type="string">
            <text:p>pathological</text:p>
          </table:table-cell>
          <table:table-cell office:value-type="float" office:value="0.110883325" calcext:value-type="float">
            <text:p>0.110883325</text:p>
          </table:table-cell>
          <table:table-cell office:value-type="float" office:value="0.8891167" calcext:value-type="float">
            <text:p>0.8891167</text:p>
          </table:table-cell>
          <table:table-cell table:formula="of:=IF([.B235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SUM([.E2:.E235])" office:value-type="float" office:value="51" calcext:value-type="float">
            <text:p>51</text:p>
          </table:table-cell>
          <table:table-cell table:formula="of:=[.E236]/234" office:value-type="float" office:value="0.217948717948718" calcext:value-type="float">
            <text:p>0.21794871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8T09:21:47.931565104</dc:date>
    <meta:editing-duration>PT2M48S</meta:editing-duration>
    <meta:editing-cycles>1</meta:editing-cycles>
    <meta:document-statistic meta:table-count="1" meta:cell-count="1176" meta:object-count="0"/>
    <meta:generator>LibreOffice/5.1.6.2$Linux_X86_64 LibreOffice_project/10m0$Build-2</meta:generator>
  </office:meta>
</office:document-meta>
</file>